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vertical-align="automatic" fo:background-color="#FFF200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429375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5.159375cm"/>
    </style:style>
    <style:style style:name="co8" style:family="table-column">
      <style:table-column-properties fo:break-before="auto" style:column-width="5.26520833333333cm"/>
    </style:style>
    <style:style style:name="co9" style:family="table-column">
      <style:table-column-properties fo:break-before="auto" style:column-width="2.857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1" table:number-columns-repeated="6" table:default-cell-style-name="ce1"/>
        <table:table-column table:style-name="co6" table:number-columns-repeated="1637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3">
            <text:p>Side</text:p>
          </table:table-cell>
          <table:table-cell office:value-type="string" table:style-name="ce3">
            <text:p>Firmware (Charles Convention)</text:p>
          </table:table-cell>
          <table:table-cell office:value-type="string" table:style-name="ce3">
            <text:p>Firmware (Actual Number)</text:p>
          </table:table-cell>
          <table:table-cell office:value-type="string" table:style-name="ce3">
            <text:p>Sector</text:p>
          </table:table-cell>
          <table:table-cell office:value-type="string" table:style-name="ce4">
            <text:p>Tag</text:p>
          </table:table-cell>
          <table:table-cell office:value-type="string" table:style-name="ce1">
            <text:p>Dead</text:p>
          </table:table-cell>
          <table:table-cell office:value-type="string" table:style-name="ce1">
            <text:p>Tot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0" table:style-name="ce1">
            <text:p>0</text:p>
          </table:table-cell>
          <table:table-cell office:value-type="float" office:value="183111" table:style-name="ce2">
            <text:p>183111</text:p>
          </table:table-cell>
          <table:table-cell office:value-type="float" office:value="48" table:style-name="ce1">
            <text:p>48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1" table:style-name="ce1">
            <text:p>1</text:p>
          </table:table-cell>
          <table:table-cell office:value-type="float" office:value="183801" table:style-name="ce2">
            <text:p>183801</text:p>
          </table:table-cell>
          <table:table-cell office:value-type="float" office:value="60" table:style-name="ce1">
            <text:p>60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2" table:style-name="ce1">
            <text:p>2</text:p>
          </table:table-cell>
          <table:table-cell office:value-type="float" office:value="184139" table:style-name="ce2">
            <text:p>184139</text:p>
          </table:table-cell>
          <table:table-cell office:value-type="float" office:value="42" table:style-name="ce1">
            <text:p>42</text:p>
          </table:table-cell>
          <table:table-cell office:value-type="float" office:value="2268" table:style-name="ce1">
            <text:p>226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3" table:style-name="ce1">
            <text:p>3</text:p>
          </table:table-cell>
          <table:table-cell office:value-type="float" office:value="184719" table:style-name="ce2">
            <text:p>184719</text:p>
          </table:table-cell>
          <table:table-cell office:value-type="float" office:value="77" table:style-name="ce1">
            <text:p>77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4" table:style-name="ce1">
            <text:p>4</text:p>
          </table:table-cell>
          <table:table-cell office:value-type="float" office:value="185416" table:style-name="ce2">
            <text:p>185416</text:p>
          </table:table-cell>
          <table:table-cell office:value-type="float" office:value="69" table:style-name="ce1">
            <text:p>69</text:p>
          </table:table-cell>
          <table:table-cell office:value-type="float" office:value="2269" table:style-name="ce1">
            <text:p>226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5" table:style-name="ce1">
            <text:p>5</text:p>
          </table:table-cell>
          <table:table-cell office:value-type="float" office:value="190946" table:style-name="ce2">
            <text:p>190946</text:p>
          </table:table-cell>
          <table:table-cell office:value-type="float" office:value="64" table:style-name="ce1">
            <text:p>64</text:p>
          </table:table-cell>
          <table:table-cell office:value-type="float" office:value="2300" table:style-name="ce1">
            <text:p>23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6" table:style-name="ce1">
            <text:p>6</text:p>
          </table:table-cell>
          <table:table-cell office:value-type="float" office:value="191520" table:style-name="ce2">
            <text:p>191520</text:p>
          </table:table-cell>
          <table:table-cell office:value-type="float" office:value="71" table:style-name="ce1">
            <text:p>71</text:p>
          </table:table-cell>
          <table:table-cell office:value-type="float" office:value="2303" table:style-name="ce1">
            <text:p>230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7" table:style-name="ce1">
            <text:p>7</text:p>
          </table:table-cell>
          <table:table-cell office:value-type="float" office:value="192145" table:style-name="ce2">
            <text:p>192145</text:p>
          </table:table-cell>
          <table:table-cell office:value-type="float" office:value="21" table:style-name="ce1">
            <text:p>21</text:p>
          </table:table-cell>
          <table:table-cell office:value-type="float" office:value="2303" table:style-name="ce1">
            <text:p>230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8" table:style-name="ce1">
            <text:p>8</text:p>
          </table:table-cell>
          <table:table-cell office:value-type="float" office:value="192919" table:style-name="ce2">
            <text:p>192919</text:p>
          </table:table-cell>
          <table:table-cell office:value-type="float" office:value="12" table:style-name="ce1">
            <text:p>12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9" table:style-name="ce1">
            <text:p>9</text:p>
          </table:table-cell>
          <table:table-cell office:value-type="float" office:value="193735" table:style-name="ce2">
            <text:p>193735</text:p>
          </table:table-cell>
          <table:table-cell office:value-type="float" office:value="49" table:style-name="ce1">
            <text:p>49</text:p>
          </table:table-cell>
          <table:table-cell office:value-type="float" office:value="2270" table:style-name="ce1">
            <text:p>227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10" table:style-name="ce1">
            <text:p>10</text:p>
          </table:table-cell>
          <table:table-cell office:value-type="float" office:value="194940" table:style-name="ce2">
            <text:p>194940</text:p>
          </table:table-cell>
          <table:table-cell office:value-type="float" office:value="32" table:style-name="ce1">
            <text:p>32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11" table:style-name="ce1">
            <text:p>11</text:p>
          </table:table-cell>
          <table:table-cell office:value-type="float" office:value="195552" table:style-name="ce2">
            <text:p>195552</text:p>
          </table:table-cell>
          <table:table-cell office:value-type="float" office:value="62" table:style-name="ce1">
            <text:p>62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001223</text:p>
          </table:table-cell>
          <table:table-cell office:value-type="float" office:value="87" table:style-name="ce1">
            <text:p>87</text:p>
          </table:table-cell>
          <table:table-cell office:value-type="float" office:value="2302" table:style-name="ce1">
            <text:p>230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1" table:style-name="ce1">
            <text:p>1</text:p>
          </table:table-cell>
          <table:table-cell office:value-type="float" office:value="235613" table:style-name="ce2">
            <text:p>235613</text:p>
          </table:table-cell>
          <table:table-cell office:value-type="float" office:value="18" table:style-name="ce1">
            <text:p>18</text:p>
          </table:table-cell>
          <table:table-cell office:value-type="float" office:value="2303" table:style-name="ce1">
            <text:p>230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235031</text:p>
          </table:table-cell>
          <table:table-cell office:value-type="float" office:value="69" table:style-name="ce1">
            <text:p>69</text:p>
          </table:table-cell>
          <table:table-cell office:value-type="float" office:value="2302" table:style-name="ce1">
            <text:p>230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233416</text:p>
          </table:table-cell>
          <table:table-cell office:value-type="float" office:value="44" table:style-name="ce1">
            <text:p>44</text:p>
          </table:table-cell>
          <table:table-cell office:value-type="float" office:value="2266" table:style-name="ce1">
            <text:p>2266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23026</text:p>
          </table:table-cell>
          <table:table-cell office:value-type="float" office:value="52" table:style-name="ce1">
            <text:p>52</text:p>
          </table:table-cell>
          <table:table-cell office:value-type="float" office:value="1822" table:style-name="ce1">
            <text:p>182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215234</text:p>
          </table:table-cell>
          <table:table-cell office:value-type="float" office:value="53" table:style-name="ce1">
            <text:p>53</text:p>
          </table:table-cell>
          <table:table-cell office:value-type="float" office:value="2303" table:style-name="ce1">
            <text:p>230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214601</text:p>
          </table:table-cell>
          <table:table-cell office:value-type="float" office:value="28" table:style-name="ce1">
            <text:p>28</text:p>
          </table:table-cell>
          <table:table-cell office:value-type="float" office:value="2303" table:style-name="ce1">
            <text:p>230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214018</text:p>
          </table:table-cell>
          <table:table-cell office:value-type="float" office:value="40" table:style-name="ce1">
            <text:p>40</text:p>
          </table:table-cell>
          <table:table-cell office:value-type="float" office:value="2237" table:style-name="ce1">
            <text:p>223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212704</text:p>
          </table:table-cell>
          <table:table-cell office:value-type="float" office:value="13" table:style-name="ce1">
            <text:p>13</text:p>
          </table:table-cell>
          <table:table-cell office:value-type="float" office:value="2303" table:style-name="ce1">
            <text:p>230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12138</text:p>
          </table:table-cell>
          <table:table-cell office:value-type="float" office:value="94" table:style-name="ce1">
            <text:p>94</text:p>
          </table:table-cell>
          <table:table-cell office:value-type="float" office:value="2301" table:style-name="ce1">
            <text:p>230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211706</text:p>
          </table:table-cell>
          <table:table-cell office:value-type="float" office:value="81" table:style-name="ce1">
            <text:p>81</text:p>
          </table:table-cell>
          <table:table-cell office:value-type="float" office:value="2302" table:style-name="ce1">
            <text:p>230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204618</text:p>
          </table:table-cell>
          <table:table-cell office:value-type="float" office:value="30" table:style-name="ce1">
            <text:p>30</text:p>
          </table:table-cell>
          <table:table-cell office:value-type="float" office:value="2301" table:style-name="ce1">
            <text:p>2301</text:p>
          </table:table-cell>
          <table:table-cell office:value-type="string" table:style-name="ce1">
            <text:p>Dead Tot</text:p>
          </table:table-cell>
          <table:table-cell office:value-type="string" table:style-name="ce1">
            <text:p>Tot Tot</text:p>
          </table:table-cell>
          <table:table-cell office:value-type="string" table:style-name="ce1">
            <text:p>Alive Fraction</text:p>
          </table:table-cell>
          <table:table-cell office:value-type="string" table:style-name="ce1">
            <text:p>Dead Fraction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0" table:style-name="ce1">
            <text:p>0</text:p>
          </table:table-cell>
          <table:table-cell office:value-type="string" table:style-name="ce5">
            <text:p>003959</text:p>
          </table:table-cell>
          <table:table-cell office:value-type="float" office:value="23" table:style-name="ce1">
            <text:p>23</text:p>
          </table:table-cell>
          <table:table-cell office:value-type="float" office:value="1788" table:style-name="ce1">
            <text:p>1788</text:p>
          </table:table-cell>
          <table:table-cell office:value-type="float" office:value="158" table:formula="of:=SUM([.F3];[.F15];[.F27])" table:style-name="ce1">
            <text:p>158</text:p>
          </table:table-cell>
          <table:table-cell office:value-type="float" office:value="6392" table:formula="of:=SUM([.G3];[.G15];[.G27])" table:style-name="ce1">
            <text:p>6392</text:p>
          </table:table-cell>
          <table:table-cell office:value-type="float" office:value="0.97528160200250313" table:formula="of:= 1 - ([.H27]/[.I27])" table:style-name="ce1">
            <text:p>0.975281602</text:p>
          </table:table-cell>
          <table:table-cell office:value-type="float" office:value="2.4718397997496869E-2" table:formula="of:= [.H27]/[.I27]" table:style-name="ce1">
            <text:p>0.02471839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005800</text:p>
          </table:table-cell>
          <table:table-cell office:value-type="float" office:value="24" table:style-name="ce1">
            <text:p>24</text:p>
          </table:table-cell>
          <table:table-cell office:value-type="float" office:value="1759" table:style-name="ce1">
            <text:p>1759</text:p>
          </table:table-cell>
          <table:table-cell office:value-type="float" office:value="102" table:formula="of:=SUM([.F4];[.F16];[.F28])" table:style-name="ce1">
            <text:p>102</text:p>
          </table:table-cell>
          <table:table-cell office:value-type="float" office:value="6363" table:formula="of:=SUM([.G4];[.G16];[.G28])" table:style-name="ce1">
            <text:p>6363</text:p>
          </table:table-cell>
          <table:table-cell office:value-type="float" office:value="0.98396982555398393" table:formula="of:= 1 - ([.H28]/[.I28])" table:style-name="ce1">
            <text:p>0.983969826</text:p>
          </table:table-cell>
          <table:table-cell office:value-type="float" office:value="1.6030174446016031E-2" table:formula="of:= [.H28]/[.I28]" table:style-name="ce1">
            <text:p>0.01603017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011134</text:p>
          </table:table-cell>
          <table:table-cell office:value-type="float" office:value="43" table:style-name="ce1">
            <text:p>43</text:p>
          </table:table-cell>
          <table:table-cell office:value-type="float" office:value="1790" table:style-name="ce1">
            <text:p>1790</text:p>
          </table:table-cell>
          <table:table-cell office:value-type="float" office:value="154" table:formula="of:=SUM([.F5];[.F17];[.F29])" table:style-name="ce1">
            <text:p>154</text:p>
          </table:table-cell>
          <table:table-cell office:value-type="float" office:value="6360" table:formula="of:=SUM([.G5];[.G17];[.G29])" table:style-name="ce1">
            <text:p>6360</text:p>
          </table:table-cell>
          <table:table-cell office:value-type="float" office:value="0.97578616352201253" table:formula="of:= 1 - ([.H29]/[.I29])" table:style-name="ce1">
            <text:p>0.975786164</text:p>
          </table:table-cell>
          <table:table-cell office:value-type="float" office:value="2.4213836477987423E-2" table:formula="of:= [.H29]/[.I29]" table:style-name="ce1">
            <text:p>0.02421383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011737</text:p>
          </table:table-cell>
          <table:table-cell office:value-type="float" office:value="48" table:style-name="ce1">
            <text:p>48</text:p>
          </table:table-cell>
          <table:table-cell office:value-type="float" office:value="1790" table:style-name="ce1">
            <text:p>1790</text:p>
          </table:table-cell>
          <table:table-cell office:value-type="float" office:value="169" table:formula="of:=SUM([.F6];[.F18];[.F30])" table:style-name="ce1">
            <text:p>169</text:p>
          </table:table-cell>
          <table:table-cell office:value-type="float" office:value="6358" table:formula="of:=SUM([.G6];[.G18];[.G30])" table:style-name="ce1">
            <text:p>6358</text:p>
          </table:table-cell>
          <table:table-cell office:value-type="float" office:value="0.97341931424976402" table:formula="of:= 1 - ([.H30]/[.I30])" table:style-name="ce1">
            <text:p>0.973419314</text:p>
          </table:table-cell>
          <table:table-cell office:value-type="float" office:value="2.6580685750235922E-2" table:formula="of:= [.H30]/[.I30]" table:style-name="ce1">
            <text:p>0.02658068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012416</text:p>
          </table:table-cell>
          <table:table-cell office:value-type="float" office:value="45" table:style-name="ce1">
            <text:p>45</text:p>
          </table:table-cell>
          <table:table-cell office:value-type="float" office:value="1791" table:style-name="ce1">
            <text:p>1791</text:p>
          </table:table-cell>
          <table:table-cell office:value-type="float" office:value="166" table:formula="of:=SUM([.F7];[.F19];[.F31])" table:style-name="ce1">
            <text:p>166</text:p>
          </table:table-cell>
          <table:table-cell office:value-type="float" office:value="5882" table:formula="of:=SUM([.G7];[.G19];[.G31])" table:style-name="ce1">
            <text:p>5882</text:p>
          </table:table-cell>
          <table:table-cell office:value-type="float" office:value="0.97177830669840193" table:formula="of:= 1 - ([.H31]/[.I31])" table:style-name="ce1">
            <text:p>0.971778307</text:p>
          </table:table-cell>
          <table:table-cell office:value-type="float" office:value="2.8221693301598096E-2" table:formula="of:= [.H31]/[.I31]" table:style-name="ce1">
            <text:p>0.02822169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5" table:style-name="ce1">
            <text:p>5</text:p>
          </table:table-cell>
          <table:table-cell office:value-type="string" table:style-name="ce5">
            <text:p>012857</text:p>
          </table:table-cell>
          <table:table-cell office:value-type="float" office:value="56" table:style-name="ce1">
            <text:p>56</text:p>
          </table:table-cell>
          <table:table-cell office:value-type="float" office:value="1789" table:style-name="ce1">
            <text:p>1789</text:p>
          </table:table-cell>
          <table:table-cell office:value-type="float" office:value="173" table:formula="of:=SUM([.F8];[.F20];[.F32])" table:style-name="ce1">
            <text:p>173</text:p>
          </table:table-cell>
          <table:table-cell office:value-type="float" office:value="6392" table:formula="of:=SUM([.G8];[.G20];[.G32])" table:style-name="ce1">
            <text:p>6392</text:p>
          </table:table-cell>
          <table:table-cell office:value-type="float" office:value="0.97293491864831039" table:formula="of:= 1 - ([.H32]/[.I32])" table:style-name="ce1">
            <text:p>0.972934919</text:p>
          </table:table-cell>
          <table:table-cell office:value-type="float" office:value="2.7065081351689613E-2" table:formula="of:= [.H32]/[.I32]" table:style-name="ce1">
            <text:p>0.02706508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6" table:style-name="ce1">
            <text:p>6</text:p>
          </table:table-cell>
          <table:table-cell office:value-type="string" table:style-name="ce5">
            <text:p>013458</text:p>
          </table:table-cell>
          <table:table-cell office:value-type="float" office:value="33" table:style-name="ce1">
            <text:p>33</text:p>
          </table:table-cell>
          <table:table-cell office:value-type="float" office:value="1790" table:style-name="ce1">
            <text:p>1790</text:p>
          </table:table-cell>
          <table:table-cell office:value-type="float" office:value="132" table:formula="of:=SUM([.F9];[.F21];[.F33])" table:style-name="ce1">
            <text:p>132</text:p>
          </table:table-cell>
          <table:table-cell office:value-type="float" office:value="6396" table:formula="of:=SUM([.G9];[.G21];[.G33])" table:style-name="ce1">
            <text:p>6396</text:p>
          </table:table-cell>
          <table:table-cell office:value-type="float" office:value="0.9793621013133208" table:formula="of:= 1 - ([.H33]/[.I33])" table:style-name="ce1">
            <text:p>0.979362101</text:p>
          </table:table-cell>
          <table:table-cell office:value-type="float" office:value="2.0637898686679174E-2" table:formula="of:= [.H33]/[.I33]" table:style-name="ce1">
            <text:p>0.02063789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7" table:style-name="ce1">
            <text:p>7</text:p>
          </table:table-cell>
          <table:table-cell office:value-type="string" table:style-name="ce5">
            <text:p>014110</text:p>
          </table:table-cell>
          <table:table-cell office:value-type="float" office:value="39" table:style-name="ce1">
            <text:p>39</text:p>
          </table:table-cell>
          <table:table-cell office:value-type="float" office:value="1791" table:style-name="ce1">
            <text:p>1791</text:p>
          </table:table-cell>
          <table:table-cell office:value-type="float" office:value="100" table:formula="of:=SUM([.F10];[.F22];[.F34])" table:style-name="ce1">
            <text:p>100</text:p>
          </table:table-cell>
          <table:table-cell office:value-type="float" office:value="6331" table:formula="of:=SUM([.G10];[.G22];[.G34])" table:style-name="ce1">
            <text:p>6331</text:p>
          </table:table-cell>
          <table:table-cell office:value-type="float" office:value="0.98420470699731477" table:formula="of:= 1 - ([.H34]/[.I34])" table:style-name="ce1">
            <text:p>0.984204707</text:p>
          </table:table-cell>
          <table:table-cell office:value-type="float" office:value="1.5795293002685201E-2" table:formula="of:= [.H34]/[.I34]" table:style-name="ce1">
            <text:p>0.01579529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014508</text:p>
          </table:table-cell>
          <table:table-cell office:value-type="float" office:value="35" table:style-name="ce1">
            <text:p>35</text:p>
          </table:table-cell>
          <table:table-cell office:value-type="float" office:value="1791" table:style-name="ce1">
            <text:p>1791</text:p>
          </table:table-cell>
          <table:table-cell office:value-type="float" office:value="60" table:formula="of:=SUM([.F11];[.F23];[.F35])" table:style-name="ce1">
            <text:p>60</text:p>
          </table:table-cell>
          <table:table-cell office:value-type="float" office:value="6396" table:formula="of:=SUM([.G11];[.G23];[.G35])" table:style-name="ce1">
            <text:p>6396</text:p>
          </table:table-cell>
          <table:table-cell office:value-type="float" office:value="0.99061913696060033" table:formula="of:= 1 - ([.H35]/[.I35])" table:style-name="ce1">
            <text:p>0.990619137</text:p>
          </table:table-cell>
          <table:table-cell office:value-type="float" office:value="9.3808630393996256E-3" table:formula="of:= [.H35]/[.I35]" table:style-name="ce1">
            <text:p>0.00938086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9" table:style-name="ce1">
            <text:p>9</text:p>
          </table:table-cell>
          <table:table-cell office:value-type="string" table:style-name="ce5">
            <text:p>014953</text:p>
          </table:table-cell>
          <table:table-cell office:value-type="float" office:value="51" table:style-name="ce1">
            <text:p>51</text:p>
          </table:table-cell>
          <table:table-cell office:value-type="float" office:value="1757" table:style-name="ce1">
            <text:p>1757</text:p>
          </table:table-cell>
          <table:table-cell office:value-type="float" office:value="194" table:formula="of:=SUM([.F12];[.F24];[.F36])" table:style-name="ce1">
            <text:p>194</text:p>
          </table:table-cell>
          <table:table-cell office:value-type="float" office:value="6328" table:formula="of:=SUM([.G12];[.G24];[.G36])" table:style-name="ce1">
            <text:p>6328</text:p>
          </table:table-cell>
          <table:table-cell office:value-type="float" office:value="0.9693426042983565" table:formula="of:= 1 - ([.H36]/[.I36])" table:style-name="ce1">
            <text:p>0.969342604</text:p>
          </table:table-cell>
          <table:table-cell office:value-type="float" office:value="3.065739570164349E-2" table:formula="of:= [.H36]/[.I36]" table:style-name="ce1">
            <text:p>0.03065739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10" table:style-name="ce1">
            <text:p>10</text:p>
          </table:table-cell>
          <table:table-cell office:value-type="string" table:style-name="ce5">
            <text:p>201125</text:p>
          </table:table-cell>
          <table:table-cell office:value-type="float" office:value="29" table:style-name="ce1">
            <text:p>29</text:p>
          </table:table-cell>
          <table:table-cell office:value-type="float" office:value="2046" table:style-name="ce1">
            <text:p>2046</text:p>
          </table:table-cell>
          <table:table-cell office:value-type="float" office:value="142" table:formula="of:=SUM([.F13];[.F25];[.F37])" table:style-name="ce1">
            <text:p>142</text:p>
          </table:table-cell>
          <table:table-cell office:value-type="float" office:value="6650" table:formula="of:=SUM([.G13];[.G25];[.G37])" table:style-name="ce1">
            <text:p>6650</text:p>
          </table:table-cell>
          <table:table-cell office:value-type="float" office:value="0.97864661654135343" table:formula="of:= 1 - ([.H37]/[.I37])" table:style-name="ce1">
            <text:p>0.978646617</text:p>
          </table:table-cell>
          <table:table-cell office:value-type="float" office:value="2.1353383458646617E-2" table:formula="of:= [.H37]/[.I37]" table:style-name="ce1">
            <text:p>0.02135338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N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11" table:style-name="ce1">
            <text:p>11</text:p>
          </table:table-cell>
          <table:table-cell office:value-type="string" table:style-name="ce5">
            <text:p>015813</text:p>
          </table:table-cell>
          <table:table-cell office:value-type="float" office:value="63" table:style-name="ce1">
            <text:p>63</text:p>
          </table:table-cell>
          <table:table-cell office:value-type="float" office:value="1790" table:style-name="ce1">
            <text:p>1790</text:p>
          </table:table-cell>
          <table:table-cell office:value-type="float" office:value="155" table:formula="of:=SUM([.F14];[.F26];[.F38])" table:style-name="ce1">
            <text:p>155</text:p>
          </table:table-cell>
          <table:table-cell office:value-type="float" office:value="6393" table:formula="of:=SUM([.G14];[.G26];[.G38])" table:style-name="ce1">
            <text:p>6393</text:p>
          </table:table-cell>
          <table:table-cell office:value-type="float" office:value="0.97575473173783822" table:formula="of:= 1 - ([.H38]/[.I38])" table:style-name="ce1">
            <text:p>0.975754732</text:p>
          </table:table-cell>
          <table:table-cell office:value-type="float" office:value="2.4245268262161741E-2" table:formula="of:= [.H38]/[.I38]" table:style-name="ce1">
            <text:p>0.02424526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11316</text:p>
          </table:table-cell>
          <table:table-cell office:value-type="float" office:value="29" table:style-name="ce1">
            <text:p>29</text:p>
          </table:table-cell>
          <table:table-cell office:value-type="float" office:value="2071" table:style-name="ce1">
            <text:p>207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212156</text:p>
          </table:table-cell>
          <table:table-cell office:value-type="float" office:value="31" table:style-name="ce1">
            <text:p>31</text:p>
          </table:table-cell>
          <table:table-cell office:value-type="float" office:value="2301" table:style-name="ce1">
            <text:p>230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2146011</text:p>
          </table:table-cell>
          <table:table-cell office:value-type="string" table:style-name="ce2">
            <text:p>71</text:p>
          </table:table-cell>
          <table:table-cell office:value-type="float" office:value="2301" table:style-name="ce1">
            <text:p>230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223709</text:p>
          </table:table-cell>
          <table:table-cell office:value-type="float" office:value="36" table:style-name="ce1">
            <text:p>36</text:p>
          </table:table-cell>
          <table:table-cell office:value-type="float" office:value="2303" table:style-name="ce1">
            <text:p>230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224623</text:p>
          </table:table-cell>
          <table:table-cell office:value-type="float" office:value="22" table:style-name="ce1">
            <text:p>22</text:p>
          </table:table-cell>
          <table:table-cell office:value-type="float" office:value="2301" table:style-name="ce1">
            <text:p>230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230218</text:p>
          </table:table-cell>
          <table:table-cell office:value-type="float" office:value="81" table:style-name="ce1">
            <text:p>81</text:p>
          </table:table-cell>
          <table:table-cell office:value-type="float" office:value="2301" table:style-name="ce1">
            <text:p>230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231336</text:p>
          </table:table-cell>
          <table:table-cell office:value-type="float" office:value="11" table:style-name="ce1">
            <text:p>11</text:p>
          </table:table-cell>
          <table:table-cell office:value-type="float" office:value="2302" table:style-name="ce1">
            <text:p>230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233305</text:p>
          </table:table-cell>
          <table:table-cell office:value-type="float" office:value="55" table:style-name="ce1">
            <text:p>55</text:p>
          </table:table-cell>
          <table:table-cell office:value-type="float" office:value="2303" table:style-name="ce1">
            <text:p>230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225003</text:p>
          </table:table-cell>
          <table:table-cell office:value-type="float" office:value="23" table:style-name="ce1">
            <text:p>23</text:p>
          </table:table-cell>
          <table:table-cell office:value-type="float" office:value="2269" table:style-name="ce1">
            <text:p>226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230638</text:p>
          </table:table-cell>
          <table:table-cell office:value-type="float" office:value="24" table:style-name="ce1">
            <text:p>24</text:p>
          </table:table-cell>
          <table:table-cell office:value-type="float" office:value="2301" table:style-name="ce1">
            <text:p>230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205059</text:p>
          </table:table-cell>
          <table:table-cell office:value-type="float" office:value="54" table:style-name="ce1">
            <text:p>54</text:p>
          </table:table-cell>
          <table:table-cell office:value-type="float" office:value="2303" table:style-name="ce1">
            <text:p>230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1_R2</text:p>
          </table:table-cell>
          <table:table-cell office:value-type="string" table:style-name="ce1">
            <text:p>21f1523c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210507</text:p>
          </table:table-cell>
          <table:table-cell office:value-type="float" office:value="22" table:style-name="ce1">
            <text:p>22</text:p>
          </table:table-cell>
          <table:table-cell office:value-type="float" office:value="2302" table:style-name="ce1">
            <text:p>230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000015</text:p>
          </table:table-cell>
          <table:table-cell office:value-type="float" office:value="45" table:style-name="ce1">
            <text:p>45</text:p>
          </table:table-cell>
          <table:table-cell office:value-type="float" office:value="2301" table:style-name="ce1">
            <text:p>230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001024</text:p>
          </table:table-cell>
          <table:table-cell office:value-type="float" office:value="89" table:style-name="ce1">
            <text:p>89</text:p>
          </table:table-cell>
          <table:table-cell office:value-type="float" office:value="2299" table:style-name="ce1">
            <text:p>229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001718</text:p>
          </table:table-cell>
          <table:table-cell office:value-type="float" office:value="59" table:style-name="ce1">
            <text:p>59</text:p>
          </table:table-cell>
          <table:table-cell office:value-type="float" office:value="2302" table:style-name="ce1">
            <text:p>230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15" table:style-name="ce1">
            <text:p>15</text:p>
          </table:table-cell>
          <table:table-cell office:value-type="string" table:style-name="ce2">
            <text:p>002149</text:p>
          </table:table-cell>
          <table:table-cell office:value-type="float" office:value="55" table:style-name="ce1">
            <text:p>55</text:p>
          </table:table-cell>
          <table:table-cell office:value-type="float" office:value="2303" table:style-name="ce1">
            <text:p>230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16" table:style-name="ce1">
            <text:p>16</text:p>
          </table:table-cell>
          <table:table-cell office:value-type="string" table:style-name="ce2">
            <text:p>002825</text:p>
          </table:table-cell>
          <table:table-cell office:value-type="float" office:value="46" table:style-name="ce1">
            <text:p>46</text:p>
          </table:table-cell>
          <table:table-cell office:value-type="float" office:value="2303" table:style-name="ce1">
            <text:p>230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17" table:style-name="ce1">
            <text:p>17</text:p>
          </table:table-cell>
          <table:table-cell office:value-type="string" table:style-name="ce2">
            <text:p>003915</text:p>
          </table:table-cell>
          <table:table-cell office:value-type="float" office:value="43" table:style-name="ce1">
            <text:p>43</text:p>
          </table:table-cell>
          <table:table-cell office:value-type="float" office:value="2302" table:style-name="ce1">
            <text:p>230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18" table:style-name="ce1">
            <text:p>18</text:p>
          </table:table-cell>
          <table:table-cell office:value-type="string" table:style-name="ce2">
            <text:p>004351</text:p>
          </table:table-cell>
          <table:table-cell office:value-type="float" office:value="36" table:style-name="ce1">
            <text:p>36</text:p>
          </table:table-cell>
          <table:table-cell office:value-type="float" office:value="2301" table:style-name="ce1">
            <text:p>230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19" table:style-name="ce1">
            <text:p>19</text:p>
          </table:table-cell>
          <table:table-cell office:value-type="string" table:style-name="ce2">
            <text:p>004955</text:p>
          </table:table-cell>
          <table:table-cell office:value-type="float" office:value="58" table:style-name="ce1">
            <text:p>58</text:p>
          </table:table-cell>
          <table:table-cell office:value-type="float" office:value="2301" table:style-name="ce1">
            <text:p>230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20" table:style-name="ce1">
            <text:p>20</text:p>
          </table:table-cell>
          <table:table-cell office:value-type="string" table:style-name="ce2">
            <text:p>005829</text:p>
          </table:table-cell>
          <table:table-cell office:value-type="float" office:value="26" table:style-name="ce1">
            <text:p>26</text:p>
          </table:table-cell>
          <table:table-cell office:value-type="float" office:value="2302" table:style-name="ce1">
            <text:p>230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21" table:style-name="ce1">
            <text:p>21</text:p>
          </table:table-cell>
          <table:table-cell office:value-type="string" table:style-name="ce2">
            <text:p>010244</text:p>
          </table:table-cell>
          <table:table-cell office:value-type="float" office:value="25" table:style-name="ce1">
            <text:p>25</text:p>
          </table:table-cell>
          <table:table-cell office:value-type="float" office:value="2303" table:style-name="ce1">
            <text:p>2303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22" table:style-name="ce1">
            <text:p>22</text:p>
          </table:table-cell>
          <table:table-cell office:value-type="string" table:style-name="ce2">
            <text:p>010851</text:p>
          </table:table-cell>
          <table:table-cell office:value-type="float" office:value="45" table:style-name="ce1">
            <text:p>45</text:p>
          </table:table-cell>
          <table:table-cell office:value-type="float" office:value="2301" table:style-name="ce1">
            <text:p>230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0b747971ce</text:p>
          </table:table-cell>
          <table:table-cell office:value-type="float" office:value="23" table:style-name="ce1">
            <text:p>23</text:p>
          </table:table-cell>
          <table:table-cell office:value-type="string" table:style-name="ce2">
            <text:p>154811</text:p>
          </table:table-cell>
          <table:table-cell office:value-type="float" office:value="64" table:style-name="ce1">
            <text:p>64</text:p>
          </table:table-cell>
          <table:table-cell office:value-type="float" office:value="2239" table:style-name="ce1">
            <text:p>2239</text:p>
          </table:table-cell>
          <table:table-cell office:value-type="string" table:style-name="ce1">
            <text:p>Dead Tot</text:p>
          </table:table-cell>
          <table:table-cell office:value-type="string" table:style-name="ce1">
            <text:p>Tot Tot</text:p>
          </table:table-cell>
          <table:table-cell office:value-type="string" table:style-name="ce1">
            <text:p>Alive Fraction</text:p>
          </table:table-cell>
          <table:table-cell office:value-type="string" table:style-name="ce1">
            <text:p>Dead Fraction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12" table:style-name="ce1">
            <text:p>12</text:p>
          </table:table-cell>
          <table:table-cell office:value-type="string" table:style-name="ce5">
            <text:p>175604</text:p>
          </table:table-cell>
          <table:table-cell office:value-type="float" office:value="3" table:style-name="ce1">
            <text:p>3</text:p>
          </table:table-cell>
          <table:table-cell office:value-type="float" office:value="1791" table:style-name="ce1">
            <text:p>1791</text:p>
          </table:table-cell>
          <table:table-cell office:value-type="float" office:value="77" table:formula="of:=SUM([.F39];[.F51];[.F63])" table:style-name="ce1">
            <text:p>77</text:p>
          </table:table-cell>
          <table:table-cell office:value-type="float" office:value="6163" table:formula="of:=SUM([.G39];[.G51];[.G63])" table:style-name="ce1">
            <text:p>6163</text:p>
          </table:table-cell>
          <table:table-cell office:value-type="float" office:value="0.98750608469901024" table:formula="of:= 1 - ([.H63]/[.I63])" table:style-name="ce1">
            <text:p>0.987506085</text:p>
          </table:table-cell>
          <table:table-cell office:value-type="float" office:value="1.2493915300989778E-2" table:formula="of:=[.H63]/[.I63]" table:style-name="ce1">
            <text:p>0.01249391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13" table:style-name="ce1">
            <text:p>13</text:p>
          </table:table-cell>
          <table:table-cell office:value-type="string" table:style-name="ce5">
            <text:p>175241</text:p>
          </table:table-cell>
          <table:table-cell office:value-type="float" office:value="43" table:style-name="ce1">
            <text:p>43</text:p>
          </table:table-cell>
          <table:table-cell office:value-type="float" office:value="2047" table:style-name="ce1">
            <text:p>2047</text:p>
          </table:table-cell>
          <table:table-cell office:value-type="float" office:value="163" table:formula="of:=SUM([.F40];[.F52];[.F64])" table:style-name="ce1">
            <text:p>163</text:p>
          </table:table-cell>
          <table:table-cell office:value-type="float" office:value="6647" table:formula="of:=SUM([.G40];[.G52];[.G64])" table:style-name="ce1">
            <text:p>6647</text:p>
          </table:table-cell>
          <table:table-cell office:value-type="float" office:value="0.97547765909432826" table:formula="of:= 1 - ([.H64]/[.I64])" table:style-name="ce1">
            <text:p>0.975477659</text:p>
          </table:table-cell>
          <table:table-cell office:value-type="float" office:value="2.4522340905671732E-2" table:formula="of:=[.H64]/[.I64]" table:style-name="ce1">
            <text:p>0.02452234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14" table:style-name="ce1">
            <text:p>14</text:p>
          </table:table-cell>
          <table:table-cell office:value-type="string" table:style-name="ce5">
            <text:p>174911</text:p>
          </table:table-cell>
          <table:table-cell office:value-type="float" office:value="42" table:style-name="ce1">
            <text:p>42</text:p>
          </table:table-cell>
          <table:table-cell office:value-type="float" office:value="2047" table:style-name="ce1">
            <text:p>2047</text:p>
          </table:table-cell>
          <table:table-cell office:value-type="float" office:value="101" table:formula="of:=SUM([.F41];[.F53];[.F65])" table:style-name="ce1">
            <text:p>101</text:p>
          </table:table-cell>
          <table:table-cell office:value-type="float" office:value="6650" table:formula="of:=SUM([.G41];[.G53];[.G65])" table:style-name="ce1">
            <text:p>6650</text:p>
          </table:table-cell>
          <table:table-cell office:value-type="float" office:value="0.98481203007518792" table:formula="of:= 1 - ([.H65]/[.I65])" table:style-name="ce1">
            <text:p>0.98481203</text:p>
          </table:table-cell>
          <table:table-cell office:value-type="float" office:value="1.518796992481203E-2" table:formula="of:=[.H65]/[.I65]" table:style-name="ce1">
            <text:p>0.0151879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15" table:style-name="ce1">
            <text:p>15</text:p>
          </table:table-cell>
          <table:table-cell office:value-type="string" table:style-name="ce5">
            <text:p>174456</text:p>
          </table:table-cell>
          <table:table-cell office:value-type="float" office:value="27" table:style-name="ce1">
            <text:p>27</text:p>
          </table:table-cell>
          <table:table-cell office:value-type="float" office:value="1790" table:style-name="ce1">
            <text:p>1790</text:p>
          </table:table-cell>
          <table:table-cell office:value-type="float" office:value="118" table:formula="of:=SUM([.F42];[.F54];[.F66])" table:style-name="ce1">
            <text:p>118</text:p>
          </table:table-cell>
          <table:table-cell office:value-type="float" office:value="6396" table:formula="of:=SUM([.G42];[.G54];[.G66])" table:style-name="ce1">
            <text:p>6396</text:p>
          </table:table-cell>
          <table:table-cell office:value-type="float" office:value="0.9815509693558474" table:formula="of:= 1 - ([.H66]/[.I66])" table:style-name="ce1">
            <text:p>0.981550969</text:p>
          </table:table-cell>
          <table:table-cell office:value-type="float" office:value="1.8449030644152594E-2" table:formula="of:=[.H66]/[.I66]" table:style-name="ce1">
            <text:p>0.01844903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16" table:style-name="ce1">
            <text:p>16</text:p>
          </table:table-cell>
          <table:table-cell office:value-type="string" table:style-name="ce5">
            <text:p>173616</text:p>
          </table:table-cell>
          <table:table-cell office:value-type="float" office:value="38" table:style-name="ce1">
            <text:p>38</text:p>
          </table:table-cell>
          <table:table-cell office:value-type="float" office:value="1789" table:style-name="ce1">
            <text:p>1789</text:p>
          </table:table-cell>
          <table:table-cell office:value-type="float" office:value="106" table:formula="of:=SUM([.F43];[.F55];[.F67])" table:style-name="ce1">
            <text:p>106</text:p>
          </table:table-cell>
          <table:table-cell office:value-type="float" office:value="6393" table:formula="of:=SUM([.G43];[.G55];[.G67])" table:style-name="ce1">
            <text:p>6393</text:p>
          </table:table-cell>
          <table:table-cell office:value-type="float" office:value="0.98341936493039261" table:formula="of:= 1 - ([.H67]/[.I67])" table:style-name="ce1">
            <text:p>0.983419365</text:p>
          </table:table-cell>
          <table:table-cell office:value-type="float" office:value="1.6580635069607382E-2" table:formula="of:=[.H67]/[.I67]" table:style-name="ce1">
            <text:p>0.01658063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17" table:style-name="ce1">
            <text:p>17</text:p>
          </table:table-cell>
          <table:table-cell office:value-type="string" table:style-name="ce5">
            <text:p>170907</text:p>
          </table:table-cell>
          <table:table-cell office:value-type="float" office:value="37" table:style-name="ce1">
            <text:p>37</text:p>
          </table:table-cell>
          <table:table-cell office:value-type="float" office:value="1791" table:style-name="ce1">
            <text:p>1791</text:p>
          </table:table-cell>
          <table:table-cell office:value-type="float" office:value="161" table:formula="of:=SUM([.F44];[.F56];[.F68])" table:style-name="ce1">
            <text:p>161</text:p>
          </table:table-cell>
          <table:table-cell office:value-type="float" office:value="6394" table:formula="of:=SUM([.G44];[.G56];[.G68])" table:style-name="ce1">
            <text:p>6394</text:p>
          </table:table-cell>
          <table:table-cell office:value-type="float" office:value="0.97482014388489213" table:formula="of:= 1 - ([.H68]/[.I68])" table:style-name="ce1">
            <text:p>0.974820144</text:p>
          </table:table-cell>
          <table:table-cell office:value-type="float" office:value="2.5179856115107913E-2" table:formula="of:=[.H68]/[.I68]" table:style-name="ce1">
            <text:p>0.02517985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18" table:style-name="ce1">
            <text:p>18</text:p>
          </table:table-cell>
          <table:table-cell office:value-type="string" table:style-name="ce5">
            <text:p>170333</text:p>
          </table:table-cell>
          <table:table-cell office:value-type="float" office:value="24" table:style-name="ce1">
            <text:p>24</text:p>
          </table:table-cell>
          <table:table-cell office:value-type="float" office:value="1790" table:style-name="ce1">
            <text:p>1790</text:p>
          </table:table-cell>
          <table:table-cell office:value-type="float" office:value="71" table:formula="of:=SUM([.F45];[.F57];[.F69])" table:style-name="ce1">
            <text:p>71</text:p>
          </table:table-cell>
          <table:table-cell office:value-type="float" office:value="6393" table:formula="of:=SUM([.G45];[.G57];[.G69])" table:style-name="ce1">
            <text:p>6393</text:p>
          </table:table-cell>
          <table:table-cell office:value-type="float" office:value="0.98889410292507429" table:formula="of:= 1 - ([.H69]/[.I69])" table:style-name="ce1">
            <text:p>0.988894103</text:p>
          </table:table-cell>
          <table:table-cell office:value-type="float" office:value="1.1105897074925699E-2" table:formula="of:=[.H69]/[.I69]" table:style-name="ce1">
            <text:p>0.01110589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19" table:style-name="ce1">
            <text:p>19</text:p>
          </table:table-cell>
          <table:table-cell office:value-type="string" table:style-name="ce5">
            <text:p>165553</text:p>
          </table:table-cell>
          <table:table-cell office:value-type="float" office:value="26" table:style-name="ce1">
            <text:p>26</text:p>
          </table:table-cell>
          <table:table-cell office:value-type="float" office:value="1759" table:style-name="ce1">
            <text:p>1759</text:p>
          </table:table-cell>
          <table:table-cell office:value-type="float" office:value="139" table:formula="of:=SUM([.F46];[.F58];[.F70])" table:style-name="ce1">
            <text:p>139</text:p>
          </table:table-cell>
          <table:table-cell office:value-type="float" office:value="6363" table:formula="of:=SUM([.G46];[.G58];[.G70])" table:style-name="ce1">
            <text:p>6363</text:p>
          </table:table-cell>
          <table:table-cell office:value-type="float" office:value="0.97815495835297817" table:formula="of:= 1 - ([.H70]/[.I70])" table:style-name="ce1">
            <text:p>0.978154958</text:p>
          </table:table-cell>
          <table:table-cell office:value-type="float" office:value="2.1845041647021845E-2" table:formula="of:=[.H70]/[.I70]" table:style-name="ce1">
            <text:p>0.02184504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20" table:style-name="ce1">
            <text:p>20</text:p>
          </table:table-cell>
          <table:table-cell office:value-type="string" table:style-name="ce5">
            <text:p>164759</text:p>
          </table:table-cell>
          <table:table-cell office:value-type="float" office:value="21" table:style-name="ce1">
            <text:p>21</text:p>
          </table:table-cell>
          <table:table-cell office:value-type="float" office:value="1790" table:style-name="ce1">
            <text:p>1790</text:p>
          </table:table-cell>
          <table:table-cell office:value-type="float" office:value="70" table:formula="of:=SUM([.F47];[.F59];[.F71])" table:style-name="ce1">
            <text:p>70</text:p>
          </table:table-cell>
          <table:table-cell office:value-type="float" office:value="6361" table:formula="of:=SUM([.G47];[.G59];[.G71])" table:style-name="ce1">
            <text:p>6361</text:p>
          </table:table-cell>
          <table:table-cell office:value-type="float" office:value="0.9889954409684012" table:formula="of:= 1 - ([.H71]/[.I71])" table:style-name="ce1">
            <text:p>0.988995441</text:p>
          </table:table-cell>
          <table:table-cell office:value-type="float" office:value="1.1004559031598806E-2" table:formula="of:=[.H71]/[.I71]" table:style-name="ce1">
            <text:p>0.01100455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21" table:style-name="ce1">
            <text:p>21</text:p>
          </table:table-cell>
          <table:table-cell office:value-type="string" table:style-name="ce5">
            <text:p>163808</text:p>
          </table:table-cell>
          <table:table-cell office:value-type="float" office:value="55" table:style-name="ce1">
            <text:p>55</text:p>
          </table:table-cell>
          <table:table-cell office:value-type="float" office:value="1791" table:style-name="ce1">
            <text:p>1791</text:p>
          </table:table-cell>
          <table:table-cell office:value-type="float" office:value="104" table:formula="of:=SUM([.F48];[.F60];[.F72])" table:style-name="ce1">
            <text:p>104</text:p>
          </table:table-cell>
          <table:table-cell office:value-type="float" office:value="6395" table:formula="of:=SUM([.G48];[.G60];[.G72])" table:style-name="ce1">
            <text:p>6395</text:p>
          </table:table-cell>
          <table:table-cell office:value-type="float" office:value="0.98373729476153249" table:formula="of:= 1 - ([.H72]/[.I72])" table:style-name="ce1">
            <text:p>0.983737295</text:p>
          </table:table-cell>
          <table:table-cell office:value-type="float" office:value="1.6262705238467554E-2" table:formula="of:=[.H72]/[.I72]" table:style-name="ce1">
            <text:p>0.01626270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22" table:style-name="ce1">
            <text:p>22</text:p>
          </table:table-cell>
          <table:table-cell office:value-type="string" table:style-name="ce5">
            <text:p>162849</text:p>
          </table:table-cell>
          <table:table-cell office:value-type="float" office:value="50" table:style-name="ce1">
            <text:p>50</text:p>
          </table:table-cell>
          <table:table-cell office:value-type="float" office:value="1791" table:style-name="ce1">
            <text:p>1791</text:p>
          </table:table-cell>
          <table:table-cell office:value-type="float" office:value="149" table:formula="of:=SUM([.F49];[.F61];[.F73])" table:style-name="ce1">
            <text:p>149</text:p>
          </table:table-cell>
          <table:table-cell office:value-type="float" office:value="6395" table:formula="of:=SUM([.G49];[.G61];[.G73])" table:style-name="ce1">
            <text:p>6395</text:p>
          </table:table-cell>
          <table:table-cell office:value-type="float" office:value="0.97670054730258016" table:formula="of:= 1 - ([.H73]/[.I73])" table:style-name="ce1">
            <text:p>0.976700547</text:p>
          </table:table-cell>
          <table:table-cell office:value-type="float" office:value="2.329945269741986E-2" table:formula="of:=[.H73]/[.I73]" table:style-name="ce1">
            <text:p>0.02329945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SS</text:p>
          </table:table-cell>
          <table:table-cell office:value-type="string" table:style-name="ce1">
            <text:p>remaining</text:p>
          </table:table-cell>
          <table:table-cell office:value-type="string" table:style-name="ce1">
            <text:p>d8c6a0bec3</text:p>
          </table:table-cell>
          <table:table-cell office:value-type="float" office:value="23" table:style-name="ce1">
            <text:p>23</text:p>
          </table:table-cell>
          <table:table-cell office:value-type="string" table:style-name="ce5">
            <text:p>162313</text:p>
          </table:table-cell>
          <table:table-cell office:value-type="float" office:value="43" table:style-name="ce1">
            <text:p>43</text:p>
          </table:table-cell>
          <table:table-cell office:value-type="float" office:value="1789" table:style-name="ce1">
            <text:p>1789</text:p>
          </table:table-cell>
          <table:table-cell office:value-type="float" office:value="129" table:formula="of:=SUM([.F50];[.F62];[.F74])" table:style-name="ce1">
            <text:p>129</text:p>
          </table:table-cell>
          <table:table-cell office:value-type="float" office:value="6330" table:formula="of:=SUM([.G50];[.G62];[.G74])" table:style-name="ce1">
            <text:p>6330</text:p>
          </table:table-cell>
          <table:table-cell office:value-type="float" office:value="0.97962085308056868" table:formula="of:= 1 - ([.H74]/[.I74])" table:style-name="ce1">
            <text:p>0.979620853</text:p>
          </table:table-cell>
          <table:table-cell office:value-type="float" office:value="2.0379146919431278E-2" table:formula="of:=[.H74]/[.I74]" table:style-name="ce1">
            <text:p>0.02037914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"/>
          <table:table-cell office:value-type="string" table:style-name="ce1">
            <text:p>Sum</text:p>
          </table:table-cell>
          <table:table-cell office:value-type="string" table:style-name="ce1">
            <text:p>Sum</text:p>
          </table:table-cell>
          <table:table-cell table:number-columns-repeated="16375" table:style-name="ce1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1"/>
          <table:table-cell office:value-type="float" office:value="3093" table:formula="of:=SUM([.H27:.H38];[.H63:.H74])" table:style-name="ce1">
            <text:p>3093</text:p>
          </table:table-cell>
          <table:table-cell office:value-type="float" office:value="153121" table:formula="of:=SUM([.I27:.I38];[.I63:.I74])" table:style-name="ce1">
            <text:p>153121</text:p>
          </table:table-cell>
          <table:table-cell office:value-type="float" office:value="0.97980028866060176" table:formula="of:=1 - ([.H77]/[.I77])" table:style-name="ce1">
            <text:p>0.979800289</text:p>
          </table:table-cell>
          <table:table-cell office:value-type="float" office:value="2.0199711339398255E-2" table:formula="of:=[.H77]/[.I77]" table:style-name="ce1">
            <text:p>0.020199711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number-columns-repeated="4" table:style-name="ce1"/>
          <table:table-cell table:style-name="ce2"/>
          <table:table-cell table:number-columns-repeated="3" table:style-name="ce1"/>
          <table:table-cell office:value-type="float" office:value="0.95853991386217952" table:formula="of:=[.I77]/(256*26*24)" table:style-name="ce1">
            <text:p>0.958539914</text:p>
          </table:table-cell>
          <table:table-cell office:value-type="float" office:value="3.8461538461538464E-2" table:formula="of:=(256*24)/(256*26*24)" table:style-name="ce1">
            <text:p>0.038461538</text:p>
          </table:table-cell>
          <table:table-cell table:number-columns-repeated="16374" table:style-name="ce1"/>
        </table:table-row>
        <table:table-row table:number-rows-repeated="1048496" table:style-name="ro1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6" table:number-columns-repeated="16373" table:default-cell-style-name="ce1"/>
        <table:table-row table:style-name="ro2">
          <table:table-cell office:value-type="string" table:style-name="ce3">
            <text:p>Side</text:p>
          </table:table-cell>
          <table:table-cell office:value-type="string" table:style-name="ce3">
            <text:p>Sector</text:p>
          </table:table-cell>
          <table:table-cell office:value-type="string" table:style-name="ce3">
            <text:p>Region</text:p>
          </table:table-cell>
          <table:table-cell office:value-type="string" table:style-name="ce1">
            <text:p>Dead</text:p>
          </table:table-cell>
          <table:table-cell office:value-type="string" table:style-name="ce1">
            <text:p>Tot</text:p>
          </table:table-cell>
          <table:table-cell office:value-type="string" table:style-name="ce3">
            <text:p>Live %</text:p>
          </table:table-cell>
          <table:table-cell office:value-type="string" table:style-name="ce3">
            <text:p>Dead %</text:p>
          </table:table-cell>
          <table:table-cell table:style-name="ce1"/>
          <table:table-cell office:value-type="string" table:style-name="ce1">
            <text:p>Fee ID - Region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1</text:p>
          </table:table-cell>
          <table:table-cell office:value-type="float" office:value="1754" table:style-name="ce1">
            <text:p>1754</text:p>
          </table:table-cell>
          <table:table-cell office:value-type="float" office:value="1791" table:style-name="ce1">
            <text:p>1791</text:p>
          </table:table-cell>
          <table:table-cell office:value-type="float" office:value="0.97934115019542156" table:formula="of:=[.D2]/[.E2]" table:style-name="ce1">
            <text:p>0.97934115</text:p>
          </table:table-cell>
          <table:table-cell office:value-type="float" office:value="2.0658849804578439E-2" table:formula="of:= 1 - [.F2]" table:style-name="ce1">
            <text:p>0.02065885</text:p>
          </table:table-cell>
          <table:table-cell table:style-name="ce1"/>
          <table:table-cell office:value-type="string" table:style-name="ce1">
            <text:p>R3: 22, 21, 23, 25, 24, 9, 8, 6, 7</text:p>
          </table:table-cell>
          <table:table-cell office:value-type="string" table:style-name="ce1">
            <text:p>R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2</text:p>
          </table:table-cell>
          <table:table-cell office:value-type="float" office:value="2018" table:style-name="ce1">
            <text:p>2018</text:p>
          </table:table-cell>
          <table:table-cell office:value-type="float" office:value="2046" table:style-name="ce1">
            <text:p>2046</text:p>
          </table:table-cell>
          <table:table-cell office:value-type="float" office:value="0.98631476050830891" table:formula="of:=[.D3]/[.E3]" table:style-name="ce1">
            <text:p>0.986314761</text:p>
          </table:table-cell>
          <table:table-cell office:value-type="float" office:value="1.3685239491691092E-2" table:formula="of:= 1 - [.F3]" table:style-name="ce1">
            <text:p>0.013685239</text:p>
          </table:table-cell>
          <table:table-cell table:style-name="ce1"/>
          <table:table-cell office:value-type="string" table:style-name="ce1">
            <text:p>R2: 0, 1, 15</text:p>
          </table:table-cell>
          <table:table-cell office:value-type="string" table:style-name="ce1">
            <text:p>R1_R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3</text:p>
          </table:table-cell>
          <table:table-cell office:value-type="float" office:value="2718" table:style-name="ce1">
            <text:p>2718</text:p>
          </table:table-cell>
          <table:table-cell office:value-type="float" office:value="2811" table:style-name="ce1">
            <text:p>2811</text:p>
          </table:table-cell>
          <table:table-cell office:value-type="float" office:value="0.96691568836712916" table:formula="of:=[.D4]/[.E4]" table:style-name="ce1">
            <text:p>0.966915688</text:p>
          </table:table-cell>
          <table:table-cell office:value-type="float" office:value="3.3084311632870844E-2" table:formula="of:= 1 - [.F4]" table:style-name="ce1">
            <text:p>0.033084312</text:p>
          </table:table-cell>
          <table:table-cell table:style-name="ce1"/>
          <table:table-cell office:value-type="string" table:style-name="ce1">
            <text:p>R1: 2, 4, 3, 13, 17, 16</text:p>
          </table:table-cell>
          <table:table-cell office:value-type="string" table:style-name="ce1">
            <text:p>R1_R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1</text:p>
          </table:table-cell>
          <table:table-cell office:value-type="float" office:value="1739" table:style-name="ce1">
            <text:p>1739</text:p>
          </table:table-cell>
          <table:table-cell office:value-type="float" office:value="1790" table:style-name="ce1">
            <text:p>1790</text:p>
          </table:table-cell>
          <table:table-cell office:value-type="float" office:value="0.9715083798882681" table:formula="of:=[.D5]/[.E5]" table:style-name="ce1">
            <text:p>0.97150838</text:p>
          </table:table-cell>
          <table:table-cell office:value-type="float" office:value="2.8491620111731897E-2" table:formula="of:= 1 - [.F5]" table:style-name="ce1">
            <text:p>0.02849162</text:p>
          </table:table-cell>
          <table:table-cell table:style-name="ce1"/>
          <table:table-cell office:value-type="string" table:style-name="ce1">
            <text:p>R3: 20, 10, 5</text:p>
          </table:table-cell>
          <table:table-cell office:value-type="string" table:style-name="ce1">
            <text:p>Remaining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2</text:p>
          </table:table-cell>
          <table:table-cell office:value-type="float" office:value="1991" table:style-name="ce1">
            <text:p>1991</text:p>
          </table:table-cell>
          <table:table-cell office:value-type="float" office:value="2015" table:style-name="ce1">
            <text:p>2015</text:p>
          </table:table-cell>
          <table:table-cell office:value-type="float" office:value="0.98808933002481392" table:formula="of:=[.D6]/[.E6]" table:style-name="ce1">
            <text:p>0.98808933</text:p>
          </table:table-cell>
          <table:table-cell office:value-type="float" office:value="1.1910669975186083E-2" table:formula="of:= 1 - [.F6]" table:style-name="ce1">
            <text:p>0.01191067</text:p>
          </table:table-cell>
          <table:table-cell table:style-name="ce1"/>
          <table:table-cell office:value-type="string" table:style-name="ce1">
            <text:p>R2: 11, 12, 19, 18, 14, 15</text:p>
          </table:table-cell>
          <table:table-cell office:value-type="string" table:style-name="ce1">
            <text:p>Remaining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3</text:p>
          </table:table-cell>
          <table:table-cell office:value-type="float" office:value="2782" table:style-name="ce1">
            <text:p>2782</text:p>
          </table:table-cell>
          <table:table-cell office:value-type="float" office:value="2814" table:style-name="ce1">
            <text:p>2814</text:p>
          </table:table-cell>
          <table:table-cell office:value-type="float" office:value="0.98862828713574979" table:formula="of:=[.D7]/[.E7]" table:style-name="ce1">
            <text:p>0.988628287</text:p>
          </table:table-cell>
          <table:table-cell office:value-type="float" office:value="1.1371712864250205E-2" table:formula="of:= 1 - [.F7]" table:style-name="ce1">
            <text:p>0.011371713</text:p>
          </table:table-cell>
          <table:table-cell table:style-name="ce1"/>
          <table:table-cell office:value-type="string" table:style-name="ce1">
            <text:p>R1: 4</text:p>
          </table:table-cell>
          <table:table-cell office:value-type="string" table:style-name="ce1">
            <text:p>Remaining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1</text:p>
          </table:table-cell>
          <table:table-cell office:value-type="float" office:value="1773" table:style-name="ce1">
            <text:p>1773</text:p>
          </table:table-cell>
          <table:table-cell office:value-type="float" office:value="1789" table:style-name="ce1">
            <text:p>1789</text:p>
          </table:table-cell>
          <table:table-cell office:value-type="float" office:value="0.99105645612073789" table:formula="of:=[.D8]/[.E8]" table:style-name="ce1">
            <text:p>0.991056456</text:p>
          </table:table-cell>
          <table:table-cell office:value-type="float" office:value="8.9435438792621058E-3" table:formula="of:= 1 - [.F8]" table:style-name="ce1">
            <text:p>0.00894354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2</text:p>
          </table:table-cell>
          <table:table-cell office:value-type="float" office:value="1952" table:style-name="ce1">
            <text:p>1952</text:p>
          </table:table-cell>
          <table:table-cell office:value-type="float" office:value="2014" table:style-name="ce1">
            <text:p>2014</text:p>
          </table:table-cell>
          <table:table-cell office:value-type="float" office:value="0.96921549155908637" table:formula="of:=[.D9]/[.E9]" table:style-name="ce1">
            <text:p>0.969215492</text:p>
          </table:table-cell>
          <table:table-cell office:value-type="float" office:value="3.0784508440913627E-2" table:formula="of:= 1 - [.F9]" table:style-name="ce1">
            <text:p>0.03078450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3</text:p>
          </table:table-cell>
          <table:table-cell office:value-type="float" office:value="2737" table:style-name="ce1">
            <text:p>2737</text:p>
          </table:table-cell>
          <table:table-cell office:value-type="float" office:value="2813" table:style-name="ce1">
            <text:p>2813</text:p>
          </table:table-cell>
          <table:table-cell office:value-type="float" office:value="0.97298258087451117" table:formula="of:=[.D10]/[.E10]" table:style-name="ce1">
            <text:p>0.972982581</text:p>
          </table:table-cell>
          <table:table-cell office:value-type="float" office:value="2.7017419125488829E-2" table:formula="of:= 1 - [.F10]" table:style-name="ce1">
            <text:p>0.02701741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1</text:p>
          </table:table-cell>
          <table:table-cell office:value-type="float" office:value="1714" table:style-name="ce1">
            <text:p>1714</text:p>
          </table:table-cell>
          <table:table-cell office:value-type="float" office:value="1788" table:style-name="ce1">
            <text:p>1788</text:p>
          </table:table-cell>
          <table:table-cell office:value-type="float" office:value="0.95861297539149892" table:formula="of:=[.D11]/[.E11]" table:style-name="ce1">
            <text:p>0.958612975</text:p>
          </table:table-cell>
          <table:table-cell office:value-type="float" office:value="4.1387024608501077E-2" table:formula="of:= 1 - [.F11]" table:style-name="ce1">
            <text:p>0.0413870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2</text:p>
          </table:table-cell>
          <table:table-cell office:value-type="float" office:value="1982" table:style-name="ce1">
            <text:p>1982</text:p>
          </table:table-cell>
          <table:table-cell office:value-type="float" office:value="2046" table:style-name="ce1">
            <text:p>2046</text:p>
          </table:table-cell>
          <table:table-cell office:value-type="float" office:value="0.96871945259042036" table:formula="of:=[.D12]/[.E12]" table:style-name="ce1">
            <text:p>0.968719453</text:p>
          </table:table-cell>
          <table:table-cell office:value-type="float" office:value="3.128054740957964E-2" table:formula="of:= 1 - [.F12]" table:style-name="ce1">
            <text:p>0.031280547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3</text:p>
          </table:table-cell>
          <table:table-cell office:value-type="float" office:value="2728" table:style-name="ce1">
            <text:p>2728</text:p>
          </table:table-cell>
          <table:table-cell office:value-type="float" office:value="2777" table:style-name="ce1">
            <text:p>2777</text:p>
          </table:table-cell>
          <table:table-cell office:value-type="float" office:value="0.9823550594166367" table:formula="of:=[.D13]/[.E13]" table:style-name="ce1">
            <text:p>0.982355059</text:p>
          </table:table-cell>
          <table:table-cell office:value-type="float" office:value="1.76449405833633E-2" table:formula="of:= 1 - [.F13]" table:style-name="ce1">
            <text:p>0.01764494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1</text:p>
          </table:table-cell>
          <table:table-cell office:value-type="float" office:value="1729" table:style-name="ce1">
            <text:p>1729</text:p>
          </table:table-cell>
          <table:table-cell office:value-type="float" office:value="1790" table:style-name="ce1">
            <text:p>1790</text:p>
          </table:table-cell>
          <table:table-cell office:value-type="float" office:value="0.96592178770949721" table:formula="of:=[.D14]/[.E14]" table:style-name="ce1">
            <text:p>0.965921788</text:p>
          </table:table-cell>
          <table:table-cell office:value-type="float" office:value="3.4078212290502785E-2" table:formula="of:= 1 - [.F14]" table:style-name="ce1">
            <text:p>0.034078212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2</text:p>
          </table:table-cell>
          <table:table-cell office:value-type="float" office:value="1957" table:style-name="ce1">
            <text:p>1957</text:p>
          </table:table-cell>
          <table:table-cell office:value-type="float" office:value="2015" table:style-name="ce1">
            <text:p>2015</text:p>
          </table:table-cell>
          <table:table-cell office:value-type="float" office:value="0.97121588089330024" table:formula="of:=[.D15]/[.E15]" table:style-name="ce1">
            <text:p>0.971215881</text:p>
          </table:table-cell>
          <table:table-cell office:value-type="float" office:value="2.8784119106699757E-2" table:formula="of:= 1 - [.F15]" table:style-name="ce1">
            <text:p>0.028784119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R3</text:p>
          </table:table-cell>
          <table:table-cell office:value-type="float" office:value="2271" table:style-name="ce1">
            <text:p>2271</text:p>
          </table:table-cell>
          <table:table-cell office:value-type="float" office:value="2333" table:style-name="ce1">
            <text:p>2333</text:p>
          </table:table-cell>
          <table:table-cell office:value-type="float" office:value="0.97342477496785251" table:formula="of:=[.D16]/[.E16]" table:style-name="ce1">
            <text:p>0.973424775</text:p>
          </table:table-cell>
          <table:table-cell office:value-type="float" office:value="2.6575225032147487E-2" table:formula="of:= 1 - [.F16]" table:style-name="ce1">
            <text:p>0.026575225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1</text:p>
          </table:table-cell>
          <table:table-cell office:value-type="float" office:value="1742" table:style-name="ce1">
            <text:p>1742</text:p>
          </table:table-cell>
          <table:table-cell office:value-type="float" office:value="1792" table:style-name="ce1">
            <text:p>1792</text:p>
          </table:table-cell>
          <table:table-cell office:value-type="float" office:value="0.9720982142857143" table:formula="of:=[.D17]/[.E17]" table:style-name="ce1">
            <text:p>0.972098214</text:p>
          </table:table-cell>
          <table:table-cell office:value-type="float" office:value="2.7901785714285698E-2" table:formula="of:= 1 - [.F17]" table:style-name="ce1">
            <text:p>0.02790178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2</text:p>
          </table:table-cell>
          <table:table-cell office:value-type="float" office:value="1987" table:style-name="ce1">
            <text:p>1987</text:p>
          </table:table-cell>
          <table:table-cell office:value-type="float" office:value="2044" table:style-name="ce1">
            <text:p>2044</text:p>
          </table:table-cell>
          <table:table-cell office:value-type="float" office:value="0.97211350293542076" table:formula="of:=[.D18]/[.E18]" table:style-name="ce1">
            <text:p>0.972113503</text:p>
          </table:table-cell>
          <table:table-cell office:value-type="float" office:value="2.7886497064579241E-2" table:formula="of:= 1 - [.F18]" table:style-name="ce1">
            <text:p>0.02788649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3</text:p>
          </table:table-cell>
          <table:table-cell office:value-type="float" office:value="2736" table:style-name="ce1">
            <text:p>2736</text:p>
          </table:table-cell>
          <table:table-cell office:value-type="float" office:value="2812" table:style-name="ce1">
            <text:p>2812</text:p>
          </table:table-cell>
          <table:table-cell office:value-type="float" office:value="0.97297297297297303" table:formula="of:=[.D19]/[.E19]" table:style-name="ce1">
            <text:p>0.972972973</text:p>
          </table:table-cell>
          <table:table-cell office:value-type="float" office:value="2.7027027027026973E-2" table:formula="of:= 1 - [.F19]" table:style-name="ce1">
            <text:p>0.02702702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1</text:p>
          </table:table-cell>
          <table:table-cell office:value-type="float" office:value="1741" table:style-name="ce1">
            <text:p>1741</text:p>
          </table:table-cell>
          <table:table-cell office:value-type="float" office:value="1792" table:style-name="ce1">
            <text:p>1792</text:p>
          </table:table-cell>
          <table:table-cell office:value-type="float" office:value="0.9715401785714286" table:formula="of:=[.D20]/[.E20]" table:style-name="ce1">
            <text:p>0.971540179</text:p>
          </table:table-cell>
          <table:table-cell office:value-type="float" office:value="2.8459821428571397E-2" table:formula="of:= 1 - [.F20]" table:style-name="ce1">
            <text:p>0.02845982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2</text:p>
          </table:table-cell>
          <table:table-cell office:value-type="float" office:value="1983" table:style-name="ce1">
            <text:p>1983</text:p>
          </table:table-cell>
          <table:table-cell office:value-type="float" office:value="2046" table:style-name="ce1">
            <text:p>2046</text:p>
          </table:table-cell>
          <table:table-cell office:value-type="float" office:value="0.96920821114369504" table:formula="of:=[.D21]/[.E21]" table:style-name="ce1">
            <text:p>0.969208211</text:p>
          </table:table-cell>
          <table:table-cell office:value-type="float" office:value="3.0791788856304958E-2" table:formula="of:= 1 - [.F21]" table:style-name="ce1">
            <text:p>0.03079178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R3</text:p>
          </table:table-cell>
          <table:table-cell office:value-type="float" office:value="2780" table:style-name="ce1">
            <text:p>2780</text:p>
          </table:table-cell>
          <table:table-cell office:value-type="float" office:value="2814" table:style-name="ce1">
            <text:p>2814</text:p>
          </table:table-cell>
          <table:table-cell office:value-type="float" office:value="0.98791755508173418" table:formula="of:=[.D22]/[.E22]" table:style-name="ce1">
            <text:p>0.987917555</text:p>
          </table:table-cell>
          <table:table-cell office:value-type="float" office:value="1.2082444918265822E-2" table:formula="of:= 1 - [.F22]" table:style-name="ce1">
            <text:p>0.01208244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1</text:p>
          </table:table-cell>
          <table:table-cell office:value-type="float" office:value="1787" table:style-name="ce1">
            <text:p>1787</text:p>
          </table:table-cell>
          <table:table-cell office:value-type="float" office:value="1792" table:style-name="ce1">
            <text:p>1792</text:p>
          </table:table-cell>
          <table:table-cell office:value-type="float" office:value="0.9972098214285714" table:formula="of:=[.D23]/[.E23]" table:style-name="ce1">
            <text:p>0.997209821</text:p>
          </table:table-cell>
          <table:table-cell office:value-type="float" office:value="2.7901785714286031E-3" table:formula="of:= 1 - [.F23]" table:style-name="ce1">
            <text:p>0.00279017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2</text:p>
          </table:table-cell>
          <table:table-cell office:value-type="float" office:value="1993" table:style-name="ce1">
            <text:p>1993</text:p>
          </table:table-cell>
          <table:table-cell office:value-type="float" office:value="2047" table:style-name="ce1">
            <text:p>2047</text:p>
          </table:table-cell>
          <table:table-cell office:value-type="float" office:value="0.97361993160723004" table:formula="of:=[.D24]/[.E24]" table:style-name="ce1">
            <text:p>0.973619932</text:p>
          </table:table-cell>
          <table:table-cell office:value-type="float" office:value="2.6380068392769962E-2" table:formula="of:= 1 - [.F24]" table:style-name="ce1">
            <text:p>0.02638006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R3</text:p>
          </table:table-cell>
          <table:table-cell office:value-type="float" office:value="2707" table:style-name="ce1">
            <text:p>2707</text:p>
          </table:table-cell>
          <table:table-cell office:value-type="float" office:value="2748" table:style-name="ce1">
            <text:p>2748</text:p>
          </table:table-cell>
          <table:table-cell office:value-type="float" office:value="0.985080058224163" table:formula="of:=[.D25]/[.E25]" table:style-name="ce1">
            <text:p>0.985080058</text:p>
          </table:table-cell>
          <table:table-cell office:value-type="float" office:value="1.4919941775836998E-2" table:formula="of:= 1 - [.F25]" table:style-name="ce1">
            <text:p>0.01491994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1</text:p>
          </table:table-cell>
          <table:table-cell office:value-type="float" office:value="1772" table:style-name="ce1">
            <text:p>1772</text:p>
          </table:table-cell>
          <table:table-cell office:value-type="float" office:value="1792" table:style-name="ce1">
            <text:p>1792</text:p>
          </table:table-cell>
          <table:table-cell office:value-type="float" office:value="0.9888392857142857" table:formula="of:=[.D26]/[.E26]" table:style-name="ce1">
            <text:p>0.988839286</text:p>
          </table:table-cell>
          <table:table-cell office:value-type="float" office:value="1.1160714285714302E-2" table:formula="of:= 1 - [.F26]" table:style-name="ce1">
            <text:p>0.01116071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2</text:p>
          </table:table-cell>
          <table:table-cell office:value-type="float" office:value="2026" table:style-name="ce1">
            <text:p>2026</text:p>
          </table:table-cell>
          <table:table-cell office:value-type="float" office:value="2046" table:style-name="ce1">
            <text:p>2046</text:p>
          </table:table-cell>
          <table:table-cell office:value-type="float" office:value="0.99022482893450636" table:formula="of:=[.D27]/[.E27]" table:style-name="ce1">
            <text:p>0.990224829</text:p>
          </table:table-cell>
          <table:table-cell office:value-type="float" office:value="9.7751710654936375E-3" table:formula="of:= 1 - [.F27]" table:style-name="ce1">
            <text:p>0.00977517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R3</text:p>
          </table:table-cell>
          <table:table-cell office:value-type="float" office:value="2784" table:style-name="ce1">
            <text:p>2784</text:p>
          </table:table-cell>
          <table:table-cell office:value-type="float" office:value="2814" table:style-name="ce1">
            <text:p>2814</text:p>
          </table:table-cell>
          <table:table-cell office:value-type="float" office:value="0.98933901918976541" table:formula="of:=[.D28]/[.E28]" table:style-name="ce1">
            <text:p>0.989339019</text:p>
          </table:table-cell>
          <table:table-cell office:value-type="float" office:value="1.0660980810234588E-2" table:formula="of:= 1 - [.F28]" table:style-name="ce1">
            <text:p>0.01066098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1</text:p>
          </table:table-cell>
          <table:table-cell office:value-type="float" office:value="1765" table:style-name="ce1">
            <text:p>1765</text:p>
          </table:table-cell>
          <table:table-cell office:value-type="float" office:value="1792" table:style-name="ce1">
            <text:p>1792</text:p>
          </table:table-cell>
          <table:table-cell office:value-type="float" office:value="0.9849330357142857" table:formula="of:=[.D29]/[.E29]" table:style-name="ce1">
            <text:p>0.984933036</text:p>
          </table:table-cell>
          <table:table-cell office:value-type="float" office:value="1.5066964285714302E-2" table:formula="of:= 1 - [.F29]" table:style-name="ce1">
            <text:p>0.01506696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2</text:p>
          </table:table-cell>
          <table:table-cell office:value-type="float" office:value="1934" table:style-name="ce1">
            <text:p>1934</text:p>
          </table:table-cell>
          <table:table-cell office:value-type="float" office:value="1981" table:style-name="ce1">
            <text:p>1981</text:p>
          </table:table-cell>
          <table:table-cell office:value-type="float" office:value="0.97627460878344274" table:formula="of:=[.D30]/[.E30]" table:style-name="ce1">
            <text:p>0.976274609</text:p>
          </table:table-cell>
          <table:table-cell office:value-type="float" office:value="2.3725391216557257E-2" table:formula="of:= 1 - [.F30]" table:style-name="ce1">
            <text:p>0.02372539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R3</text:p>
          </table:table-cell>
          <table:table-cell office:value-type="float" office:value="2691" table:style-name="ce1">
            <text:p>2691</text:p>
          </table:table-cell>
          <table:table-cell office:value-type="float" office:value="2811" table:style-name="ce1">
            <text:p>2811</text:p>
          </table:table-cell>
          <table:table-cell office:value-type="float" office:value="0.95731056563500538" table:formula="of:=[.D31]/[.E31]" table:style-name="ce1">
            <text:p>0.957310566</text:p>
          </table:table-cell>
          <table:table-cell office:value-type="float" office:value="4.2689434364994616E-2" table:formula="of:= 1 - [.F31]" table:style-name="ce1">
            <text:p>0.04268943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1</text:p>
          </table:table-cell>
          <table:table-cell office:value-type="float" office:value="1779" table:style-name="ce1">
            <text:p>1779</text:p>
          </table:table-cell>
          <table:table-cell office:value-type="float" office:value="1792" table:style-name="ce1">
            <text:p>1792</text:p>
          </table:table-cell>
          <table:table-cell office:value-type="float" office:value="0.9927455357142857" table:formula="of:=[.D32]/[.E32]" table:style-name="ce1">
            <text:p>0.992745536</text:p>
          </table:table-cell>
          <table:table-cell office:value-type="float" office:value="7.2544642857143016E-3" table:formula="of:= 1 - [.F32]" table:style-name="ce1">
            <text:p>0.00725446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2</text:p>
          </table:table-cell>
          <table:table-cell office:value-type="float" office:value="2253" table:style-name="ce1">
            <text:p>2253</text:p>
          </table:table-cell>
          <table:table-cell office:value-type="float" office:value="2301" table:style-name="ce1">
            <text:p>2301</text:p>
          </table:table-cell>
          <table:table-cell office:value-type="float" office:value="0.9791395045632334" table:formula="of:=[.D33]/[.E33]" table:style-name="ce1">
            <text:p>0.979139505</text:p>
          </table:table-cell>
          <table:table-cell office:value-type="float" office:value="2.0860495436766602E-2" table:formula="of:= 1 - [.F33]" table:style-name="ce1">
            <text:p>0.02086049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R3</text:p>
          </table:table-cell>
          <table:table-cell office:value-type="float" office:value="2732" table:style-name="ce1">
            <text:p>2732</text:p>
          </table:table-cell>
          <table:table-cell office:value-type="float" office:value="2813" table:style-name="ce1">
            <text:p>2813</text:p>
          </table:table-cell>
          <table:table-cell office:value-type="float" office:value="0.97120511908993956" table:formula="of:=[.D34]/[.E34]" table:style-name="ce1">
            <text:p>0.971205119</text:p>
          </table:table-cell>
          <table:table-cell office:value-type="float" office:value="2.8794880910060439E-2" table:formula="of:= 1 - [.F34]" table:style-name="ce1">
            <text:p>0.02879488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1</text:p>
          </table:table-cell>
          <table:table-cell office:value-type="float" office:value="1759" table:style-name="ce1">
            <text:p>1759</text:p>
          </table:table-cell>
          <table:table-cell office:value-type="float" office:value="1791" table:style-name="ce1">
            <text:p>1791</text:p>
          </table:table-cell>
          <table:table-cell office:value-type="float" office:value="0.98213288665549969" table:formula="of:=[.D35]/[.E35]" table:style-name="ce1">
            <text:p>0.982132887</text:p>
          </table:table-cell>
          <table:table-cell office:value-type="float" office:value="1.7867113344500307E-2" table:formula="of:= 1 - [.F35]" table:style-name="ce1">
            <text:p>0.01786711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2</text:p>
          </table:table-cell>
          <table:table-cell office:value-type="float" office:value="1943" table:style-name="ce1">
            <text:p>1943</text:p>
          </table:table-cell>
          <table:table-cell office:value-type="float" office:value="2046" table:style-name="ce1">
            <text:p>2046</text:p>
          </table:table-cell>
          <table:table-cell office:value-type="float" office:value="0.94965786901270777" table:formula="of:=[.D36]/[.E36]" table:style-name="ce1">
            <text:p>0.949657869</text:p>
          </table:table-cell>
          <table:table-cell office:value-type="float" office:value="5.0342130987292233E-2" table:formula="of:= 1 - [.F36]" table:style-name="ce1">
            <text:p>0.05034213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R3</text:p>
          </table:table-cell>
          <table:table-cell office:value-type="float" office:value="2782" table:style-name="ce1">
            <text:p>2782</text:p>
          </table:table-cell>
          <table:table-cell office:value-type="float" office:value="2812" table:style-name="ce1">
            <text:p>2812</text:p>
          </table:table-cell>
          <table:table-cell office:value-type="float" office:value="0.98933143669985779" table:formula="of:=[.D37]/[.E37]" table:style-name="ce1">
            <text:p>0.989331437</text:p>
          </table:table-cell>
          <table:table-cell office:value-type="float" office:value="1.0668563300142209E-2" table:formula="of:= 1 - [.F37]" table:style-name="ce1">
            <text:p>0.01066856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R1</text:p>
          </table:table-cell>
          <table:table-cell office:value-type="float" office:value="1763" table:style-name="ce1">
            <text:p>1763</text:p>
          </table:table-cell>
          <table:table-cell office:value-type="float" office:value="1792" table:style-name="ce1">
            <text:p>1792</text:p>
          </table:table-cell>
          <table:table-cell office:value-type="float" office:value="0.9838169642857143" table:formula="of:=[.D38]/[.E38]" table:style-name="ce1">
            <text:p>0.983816964</text:p>
          </table:table-cell>
          <table:table-cell office:value-type="float" office:value="1.6183035714285698E-2" table:formula="of:= 1 - [.F38]" table:style-name="ce1">
            <text:p>0.01618303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R2</text:p>
          </table:table-cell>
          <table:table-cell office:value-type="float" office:value="1812" table:style-name="ce1">
            <text:p>1812</text:p>
          </table:table-cell>
          <table:table-cell office:value-type="float" office:value="1815" table:style-name="ce1">
            <text:p>1815</text:p>
          </table:table-cell>
          <table:table-cell office:value-type="float" office:value="0.99834710743801658" table:formula="of:=[.D39]/[.E39]" table:style-name="ce1">
            <text:p>0.998347107</text:p>
          </table:table-cell>
          <table:table-cell office:value-type="float" office:value="1.6528925619834212E-3" table:formula="of:= 1 - [.F39]" table:style-name="ce1">
            <text:p>0.001652893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R3</text:p>
          </table:table-cell>
          <table:table-cell office:value-type="float" office:value="2767" table:style-name="ce1">
            <text:p>2767</text:p>
          </table:table-cell>
          <table:table-cell office:value-type="float" office:value="2812" table:style-name="ce1">
            <text:p>2812</text:p>
          </table:table-cell>
          <table:table-cell office:value-type="float" office:value="0.98399715504978658" table:formula="of:=[.D40]/[.E40]" table:style-name="ce1">
            <text:p>0.983997155</text:p>
          </table:table-cell>
          <table:table-cell office:value-type="float" office:value="1.6002844950213424E-2" table:formula="of:= 1 - [.F40]" table:style-name="ce1">
            <text:p>0.01600284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1</text:p>
          </table:table-cell>
          <table:table-cell office:value-type="float" office:value="1771" table:style-name="ce1">
            <text:p>1771</text:p>
          </table:table-cell>
          <table:table-cell office:value-type="float" office:value="1791" table:style-name="ce1">
            <text:p>1791</text:p>
          </table:table-cell>
          <table:table-cell office:value-type="float" office:value="0.98883305415968736" table:formula="of:=[.D41]/[.E41]" table:style-name="ce1">
            <text:p>0.988833054</text:p>
          </table:table-cell>
          <table:table-cell office:value-type="float" office:value="1.1166945840312636E-2" table:formula="of:= 1 - [.F41]" table:style-name="ce1">
            <text:p>0.01116694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2</text:p>
          </table:table-cell>
          <table:table-cell office:value-type="float" office:value="2263" table:style-name="ce1">
            <text:p>2263</text:p>
          </table:table-cell>
          <table:table-cell office:value-type="float" office:value="2302" table:style-name="ce1">
            <text:p>2302</text:p>
          </table:table-cell>
          <table:table-cell office:value-type="float" office:value="0.98305821025195483" table:formula="of:=[.D42]/[.E42]" table:style-name="ce1">
            <text:p>0.98305821</text:p>
          </table:table-cell>
          <table:table-cell office:value-type="float" office:value="1.6941789748045166E-2" table:formula="of:= 1 - [.F42]" table:style-name="ce1">
            <text:p>0.0169417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R3</text:p>
          </table:table-cell>
          <table:table-cell office:value-type="float" office:value="2706" table:style-name="ce1">
            <text:p>2706</text:p>
          </table:table-cell>
          <table:table-cell office:value-type="float" office:value="2810" table:style-name="ce1">
            <text:p>2810</text:p>
          </table:table-cell>
          <table:table-cell office:value-type="float" office:value="0.9629893238434164" table:formula="of:=[.D43]/[.E43]" table:style-name="ce1">
            <text:p>0.962989324</text:p>
          </table:table-cell>
          <table:table-cell office:value-type="float" office:value="3.70106761565836E-2" table:formula="of:= 1 - [.F43]" table:style-name="ce1">
            <text:p>0.03701067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1</text:p>
          </table:table-cell>
          <table:table-cell office:value-type="float" office:value="1735" table:style-name="ce1">
            <text:p>1735</text:p>
          </table:table-cell>
          <table:table-cell office:value-type="float" office:value="1791" table:style-name="ce1">
            <text:p>1791</text:p>
          </table:table-cell>
          <table:table-cell office:value-type="float" office:value="0.96873255164712446" table:formula="of:=[.D44]/[.E44]" table:style-name="ce1">
            <text:p>0.968732552</text:p>
          </table:table-cell>
          <table:table-cell office:value-type="float" office:value="3.1267448352875538E-2" table:formula="of:= 1 - [.F44]" table:style-name="ce1">
            <text:p>0.03126744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2</text:p>
          </table:table-cell>
          <table:table-cell office:value-type="float" office:value="2229" table:style-name="ce1">
            <text:p>2229</text:p>
          </table:table-cell>
          <table:table-cell office:value-type="float" office:value="2302" table:style-name="ce1">
            <text:p>2302</text:p>
          </table:table-cell>
          <table:table-cell office:value-type="float" office:value="0.96828844483058207" table:formula="of:=[.D45]/[.E45]" table:style-name="ce1">
            <text:p>0.968288445</text:p>
          </table:table-cell>
          <table:table-cell office:value-type="float" office:value="3.1711555169417927E-2" table:formula="of:= 1 - [.F45]" table:style-name="ce1">
            <text:p>0.03171155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3</text:p>
          </table:table-cell>
          <table:table-cell office:value-type="float" office:value="2754" table:style-name="ce1">
            <text:p>2754</text:p>
          </table:table-cell>
          <table:table-cell office:value-type="float" office:value="2813" table:style-name="ce1">
            <text:p>2813</text:p>
          </table:table-cell>
          <table:table-cell office:value-type="float" office:value="0.9790259509420548" table:formula="of:=[.D46]/[.E46]" table:style-name="ce1">
            <text:p>0.979025951</text:p>
          </table:table-cell>
          <table:table-cell office:value-type="float" office:value="2.0974049057945199E-2" table:formula="of:= 1 - [.F46]" table:style-name="ce1">
            <text:p>0.02097404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1</text:p>
          </table:table-cell>
          <table:table-cell office:value-type="float" office:value="1764" table:style-name="ce1">
            <text:p>1764</text:p>
          </table:table-cell>
          <table:table-cell office:value-type="float" office:value="1792" table:style-name="ce1">
            <text:p>1792</text:p>
          </table:table-cell>
          <table:table-cell office:value-type="float" office:value="0.984375" table:formula="of:=[.D47]/[.E47]" table:style-name="ce1">
            <text:p>0.984375</text:p>
          </table:table-cell>
          <table:table-cell office:value-type="float" office:value="1.5625E-2" table:formula="of:= 1 - [.F47]" table:style-name="ce1">
            <text:p>0.01562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2</text:p>
          </table:table-cell>
          <table:table-cell office:value-type="float" office:value="2011" table:style-name="ce1">
            <text:p>2011</text:p>
          </table:table-cell>
          <table:table-cell office:value-type="float" office:value="2046" table:style-name="ce1">
            <text:p>2046</text:p>
          </table:table-cell>
          <table:table-cell office:value-type="float" office:value="0.98289345063538613" table:formula="of:=[.D48]/[.E48]" table:style-name="ce1">
            <text:p>0.982893451</text:p>
          </table:table-cell>
          <table:table-cell office:value-type="float" office:value="1.7106549364613866E-2" table:formula="of:= 1 - [.F48]" table:style-name="ce1">
            <text:p>0.01710654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3</text:p>
          </table:table-cell>
          <table:table-cell office:value-type="float" office:value="2759" table:style-name="ce1">
            <text:p>2759</text:p>
          </table:table-cell>
          <table:table-cell office:value-type="float" office:value="2814" table:style-name="ce1">
            <text:p>2814</text:p>
          </table:table-cell>
          <table:table-cell office:value-type="float" office:value="0.98045486851456998" table:formula="of:=[.D49]/[.E49]" table:style-name="ce1">
            <text:p>0.980454869</text:p>
          </table:table-cell>
          <table:table-cell office:value-type="float" office:value="1.9545131485430023E-2" table:formula="of:= 1 - [.F49]" table:style-name="ce1">
            <text:p>0.01954513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1</text:p>
          </table:table-cell>
          <table:table-cell office:value-type="float" office:value="1782" table:style-name="ce1">
            <text:p>1782</text:p>
          </table:table-cell>
          <table:table-cell office:value-type="float" office:value="1791" table:style-name="ce1">
            <text:p>1791</text:p>
          </table:table-cell>
          <table:table-cell office:value-type="float" office:value="0.99497487437185927" table:formula="of:=[.D50]/[.E50]" table:style-name="ce1">
            <text:p>0.994974874</text:p>
          </table:table-cell>
          <table:table-cell office:value-type="float" office:value="5.0251256281407253E-3" table:formula="of:= 1 - [.F50]" table:style-name="ce1">
            <text:p>0.00502512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2</text:p>
          </table:table-cell>
          <table:table-cell office:value-type="float" office:value="2012" table:style-name="ce1">
            <text:p>2012</text:p>
          </table:table-cell>
          <table:table-cell office:value-type="float" office:value="2044" table:style-name="ce1">
            <text:p>2044</text:p>
          </table:table-cell>
          <table:table-cell office:value-type="float" office:value="0.98434442270058709" table:formula="of:=[.D51]/[.E51]" table:style-name="ce1">
            <text:p>0.984344423</text:p>
          </table:table-cell>
          <table:table-cell office:value-type="float" office:value="1.5655577299412915E-2" table:formula="of:= 1 - [.F51]" table:style-name="ce1">
            <text:p>0.01565557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R3</text:p>
          </table:table-cell>
          <table:table-cell office:value-type="float" office:value="2749" table:style-name="ce1">
            <text:p>2749</text:p>
          </table:table-cell>
          <table:table-cell office:value-type="float" office:value="2814" table:style-name="ce1">
            <text:p>2814</text:p>
          </table:table-cell>
          <table:table-cell office:value-type="float" office:value="0.97690120824449178" table:formula="of:=[.D52]/[.E52]" table:style-name="ce1">
            <text:p>0.976901208</text:p>
          </table:table-cell>
          <table:table-cell office:value-type="float" office:value="2.3098791755508219E-2" table:formula="of:= 1 - [.F52]" table:style-name="ce1">
            <text:p>0.02309879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R1</text:p>
          </table:table-cell>
          <table:table-cell office:value-type="float" office:value="1728" table:style-name="ce1">
            <text:p>1728</text:p>
          </table:table-cell>
          <table:table-cell office:value-type="float" office:value="1790" table:style-name="ce1">
            <text:p>1790</text:p>
          </table:table-cell>
          <table:table-cell office:value-type="float" office:value="0.96536312849162009" table:formula="of:=[.D53]/[.E53]" table:style-name="ce1">
            <text:p>0.965363128</text:p>
          </table:table-cell>
          <table:table-cell office:value-type="float" office:value="3.4636871508379907E-2" table:formula="of:= 1 - [.F53]" table:style-name="ce1">
            <text:p>0.03463687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R2</text:p>
          </table:table-cell>
          <table:table-cell office:value-type="float" office:value="1993" table:style-name="ce1">
            <text:p>1993</text:p>
          </table:table-cell>
          <table:table-cell office:value-type="float" office:value="2047" table:style-name="ce1">
            <text:p>2047</text:p>
          </table:table-cell>
          <table:table-cell office:value-type="float" office:value="0.97361993160723004" table:formula="of:=[.D54]/[.E54]" table:style-name="ce1">
            <text:p>0.973619932</text:p>
          </table:table-cell>
          <table:table-cell office:value-type="float" office:value="2.6380068392769962E-2" table:formula="of:= 1 - [.F54]" table:style-name="ce1">
            <text:p>0.02638006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R3</text:p>
          </table:table-cell>
          <table:table-cell office:value-type="float" office:value="2768" table:style-name="ce1">
            <text:p>2768</text:p>
          </table:table-cell>
          <table:table-cell office:value-type="float" office:value="2813" table:style-name="ce1">
            <text:p>2813</text:p>
          </table:table-cell>
          <table:table-cell office:value-type="float" office:value="0.98400284393885529" table:formula="of:=[.D55]/[.E55]" table:style-name="ce1">
            <text:p>0.984002844</text:p>
          </table:table-cell>
          <table:table-cell office:value-type="float" office:value="1.5997156061144713E-2" table:formula="of:= 1 - [.F55]" table:style-name="ce1">
            <text:p>0.01599715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1</text:p>
          </table:table-cell>
          <table:table-cell office:value-type="float" office:value="1772" table:style-name="ce1">
            <text:p>1772</text:p>
          </table:table-cell>
          <table:table-cell office:value-type="float" office:value="1791" table:style-name="ce1">
            <text:p>1791</text:p>
          </table:table-cell>
          <table:table-cell office:value-type="float" office:value="0.98939140145170301" table:formula="of:=[.D56]/[.E56]" table:style-name="ce1">
            <text:p>0.989391401</text:p>
          </table:table-cell>
          <table:table-cell office:value-type="float" office:value="1.0608598548296988E-2" table:formula="of:= 1 - [.F56]" table:style-name="ce1">
            <text:p>0.01060859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2</text:p>
          </table:table-cell>
          <table:table-cell office:value-type="float" office:value="2022" table:style-name="ce1">
            <text:p>2022</text:p>
          </table:table-cell>
          <table:table-cell office:value-type="float" office:value="2046" table:style-name="ce1">
            <text:p>2046</text:p>
          </table:table-cell>
          <table:table-cell office:value-type="float" office:value="0.98826979472140764" table:formula="of:=[.D57]/[.E57]" table:style-name="ce1">
            <text:p>0.988269795</text:p>
          </table:table-cell>
          <table:table-cell office:value-type="float" office:value="1.1730205278592365E-2" table:formula="of:= 1 - [.F57]" table:style-name="ce1">
            <text:p>0.01173020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3</text:p>
          </table:table-cell>
          <table:table-cell office:value-type="float" office:value="2776" table:style-name="ce1">
            <text:p>2776</text:p>
          </table:table-cell>
          <table:table-cell office:value-type="float" office:value="2812" table:style-name="ce1">
            <text:p>2812</text:p>
          </table:table-cell>
          <table:table-cell office:value-type="float" office:value="0.98719772403982931" table:formula="of:=[.D58]/[.E58]" table:style-name="ce1">
            <text:p>0.987197724</text:p>
          </table:table-cell>
          <table:table-cell office:value-type="float" office:value="1.2802275960170695E-2" table:formula="of:= 1 - [.F58]" table:style-name="ce1">
            <text:p>0.01280227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1</text:p>
          </table:table-cell>
          <table:table-cell office:value-type="float" office:value="1743" table:style-name="ce1">
            <text:p>1743</text:p>
          </table:table-cell>
          <table:table-cell office:value-type="float" office:value="1792" table:style-name="ce1">
            <text:p>1792</text:p>
          </table:table-cell>
          <table:table-cell office:value-type="float" office:value="0.97265625" table:formula="of:=[.D59]/[.E59]" table:style-name="ce1">
            <text:p>0.97265625</text:p>
          </table:table-cell>
          <table:table-cell office:value-type="float" office:value="2.734375E-2" table:formula="of:= 1 - [.F59]" table:style-name="ce1">
            <text:p>0.0273437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2</text:p>
          </table:table-cell>
          <table:table-cell office:value-type="float" office:value="1975" table:style-name="ce1">
            <text:p>1975</text:p>
          </table:table-cell>
          <table:table-cell office:value-type="float" office:value="2015" table:style-name="ce1">
            <text:p>2015</text:p>
          </table:table-cell>
          <table:table-cell office:value-type="float" office:value="0.98014888337468986" table:formula="of:=[.D60]/[.E60]" table:style-name="ce1">
            <text:p>0.980148883</text:p>
          </table:table-cell>
          <table:table-cell office:value-type="float" office:value="1.9851116625310139E-2" table:formula="of:= 1 - [.F60]" table:style-name="ce1">
            <text:p>0.01985111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3</text:p>
          </table:table-cell>
          <table:table-cell office:value-type="float" office:value="2754" table:style-name="ce1">
            <text:p>2754</text:p>
          </table:table-cell>
          <table:table-cell office:value-type="float" office:value="2812" table:style-name="ce1">
            <text:p>2812</text:p>
          </table:table-cell>
          <table:table-cell office:value-type="float" office:value="0.97937411095305837" table:formula="of:=[.D61]/[.E61]" table:style-name="ce1">
            <text:p>0.979374111</text:p>
          </table:table-cell>
          <table:table-cell office:value-type="float" office:value="2.0625889046941626E-2" table:formula="of:= 1 - [.F61]" table:style-name="ce1">
            <text:p>0.020625889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1</text:p>
          </table:table-cell>
          <table:table-cell office:value-type="float" office:value="1680" table:style-name="ce1">
            <text:p>1680</text:p>
          </table:table-cell>
          <table:table-cell office:value-type="float" office:value="1697" table:style-name="ce1">
            <text:p>1697</text:p>
          </table:table-cell>
          <table:table-cell office:value-type="float" office:value="0.9899823217442546" table:formula="of:=[.D62]/[.E62]" table:style-name="ce1">
            <text:p>0.989982322</text:p>
          </table:table-cell>
          <table:table-cell office:value-type="float" office:value="1.0017678255745399E-2" table:formula="of:= 1 - [.F62]" table:style-name="ce1">
            <text:p>0.010017678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2</text:p>
          </table:table-cell>
          <table:table-cell office:value-type="float" office:value="1992" table:style-name="ce1">
            <text:p>1992</text:p>
          </table:table-cell>
          <table:table-cell office:value-type="float" office:value="2016" table:style-name="ce1">
            <text:p>2016</text:p>
          </table:table-cell>
          <table:table-cell office:value-type="float" office:value="0.98809523809523814" table:formula="of:=[.D63]/[.E63]" table:style-name="ce1">
            <text:p>0.988095238</text:p>
          </table:table-cell>
          <table:table-cell office:value-type="float" office:value="1.1904761904761862E-2" table:formula="of:= 1 - [.F63]" table:style-name="ce1">
            <text:p>0.011904762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R3</text:p>
          </table:table-cell>
          <table:table-cell office:value-type="float" office:value="2776" table:style-name="ce1">
            <text:p>2776</text:p>
          </table:table-cell>
          <table:table-cell office:value-type="float" office:value="2812" table:style-name="ce1">
            <text:p>2812</text:p>
          </table:table-cell>
          <table:table-cell office:value-type="float" office:value="0.98719772403982931" table:formula="of:=[.D64]/[.E64]" table:style-name="ce1">
            <text:p>0.987197724</text:p>
          </table:table-cell>
          <table:table-cell office:value-type="float" office:value="1.2802275960170695E-2" table:formula="of:= 1 - [.F64]" table:style-name="ce1">
            <text:p>0.01280227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1</text:p>
          </table:table-cell>
          <table:table-cell office:value-type="float" office:value="1760" table:style-name="ce1">
            <text:p>1760</text:p>
          </table:table-cell>
          <table:table-cell office:value-type="float" office:value="1790" table:style-name="ce1">
            <text:p>1790</text:p>
          </table:table-cell>
          <table:table-cell office:value-type="float" office:value="0.98324022346368711" table:formula="of:=[.D65]/[.E65]" table:style-name="ce1">
            <text:p>0.983240223</text:p>
          </table:table-cell>
          <table:table-cell office:value-type="float" office:value="1.6759776536312887E-2" table:formula="of:= 1 - [.F65]" table:style-name="ce1">
            <text:p>0.016759777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2</text:p>
          </table:table-cell>
          <table:table-cell office:value-type="float" office:value="2015" table:style-name="ce1">
            <text:p>2015</text:p>
          </table:table-cell>
          <table:table-cell office:value-type="float" office:value="2046" table:style-name="ce1">
            <text:p>2046</text:p>
          </table:table-cell>
          <table:table-cell office:value-type="float" office:value="0.98484848484848486" table:formula="of:=[.D66]/[.E66]" table:style-name="ce1">
            <text:p>0.984848485</text:p>
          </table:table-cell>
          <table:table-cell office:value-type="float" office:value="1.5151515151515138E-2" table:formula="of:= 1 - [.F66]" table:style-name="ce1">
            <text:p>0.01515151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3</text:p>
          </table:table-cell>
          <table:table-cell office:value-type="float" office:value="2755" table:style-name="ce1">
            <text:p>2755</text:p>
          </table:table-cell>
          <table:table-cell office:value-type="float" office:value="2814" table:style-name="ce1">
            <text:p>2814</text:p>
          </table:table-cell>
          <table:table-cell office:value-type="float" office:value="0.97903340440653874" table:formula="of:=[.D67]/[.E67]" table:style-name="ce1">
            <text:p>0.979033404</text:p>
          </table:table-cell>
          <table:table-cell office:value-type="float" office:value="2.0966595593461257E-2" table:formula="of:= 1 - [.F67]" table:style-name="ce1">
            <text:p>0.020966596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1</text:p>
          </table:table-cell>
          <table:table-cell office:value-type="float" office:value="1741" table:style-name="ce1">
            <text:p>1741</text:p>
          </table:table-cell>
          <table:table-cell office:value-type="float" office:value="1792" table:style-name="ce1">
            <text:p>1792</text:p>
          </table:table-cell>
          <table:table-cell office:value-type="float" office:value="0.9715401785714286" table:formula="of:=[.D68]/[.E68]" table:style-name="ce1">
            <text:p>0.971540179</text:p>
          </table:table-cell>
          <table:table-cell office:value-type="float" office:value="2.8459821428571397E-2" table:formula="of:= 1 - [.F68]" table:style-name="ce1">
            <text:p>0.02845982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2</text:p>
          </table:table-cell>
          <table:table-cell office:value-type="float" office:value="2005" table:style-name="ce1">
            <text:p>2005</text:p>
          </table:table-cell>
          <table:table-cell office:value-type="float" office:value="2047" table:style-name="ce1">
            <text:p>2047</text:p>
          </table:table-cell>
          <table:table-cell office:value-type="float" office:value="0.97948216902784557" table:formula="of:=[.D69]/[.E69]" table:style-name="ce1">
            <text:p>0.979482169</text:p>
          </table:table-cell>
          <table:table-cell office:value-type="float" office:value="2.0517830972154427E-2" table:formula="of:= 1 - [.F69]" table:style-name="ce1">
            <text:p>0.02051783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R3</text:p>
          </table:table-cell>
          <table:table-cell office:value-type="float" office:value="2756" table:style-name="ce1">
            <text:p>2756</text:p>
          </table:table-cell>
          <table:table-cell office:value-type="float" office:value="2812" table:style-name="ce1">
            <text:p>2812</text:p>
          </table:table-cell>
          <table:table-cell office:value-type="float" office:value="0.98008534850640117" table:formula="of:=[.D70]/[.E70]" table:style-name="ce1">
            <text:p>0.980085349</text:p>
          </table:table-cell>
          <table:table-cell office:value-type="float" office:value="1.9914651493598834E-2" table:formula="of:= 1 - [.F70]" table:style-name="ce1">
            <text:p>0.019914651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R1</text:p>
          </table:table-cell>
          <table:table-cell office:value-type="float" office:value="1769" table:style-name="ce1">
            <text:p>1769</text:p>
          </table:table-cell>
          <table:table-cell office:value-type="float" office:value="1791" table:style-name="ce1">
            <text:p>1791</text:p>
          </table:table-cell>
          <table:table-cell office:value-type="float" office:value="0.98771635957565607" table:formula="of:=[.D71]/[.E71]" table:style-name="ce1">
            <text:p>0.98771636</text:p>
          </table:table-cell>
          <table:table-cell office:value-type="float" office:value="1.2283640424343933E-2" table:formula="of:= 1 - [.F71]" table:style-name="ce1">
            <text:p>0.01228364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R2</text:p>
          </table:table-cell>
          <table:table-cell office:value-type="float" office:value="2008" table:style-name="ce1">
            <text:p>2008</text:p>
          </table:table-cell>
          <table:table-cell office:value-type="float" office:value="2046" table:style-name="ce1">
            <text:p>2046</text:p>
          </table:table-cell>
          <table:table-cell office:value-type="float" office:value="0.98142717497556209" table:formula="of:=[.D72]/[.E72]" table:style-name="ce1">
            <text:p>0.981427175</text:p>
          </table:table-cell>
          <table:table-cell office:value-type="float" office:value="1.8572825024437911E-2" table:formula="of:= 1 - [.F72]" table:style-name="ce1">
            <text:p>0.018572825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R3</text:p>
          </table:table-cell>
          <table:table-cell office:value-type="float" office:value="2676" table:style-name="ce1">
            <text:p>2676</text:p>
          </table:table-cell>
          <table:table-cell office:value-type="float" office:value="2749" table:style-name="ce1">
            <text:p>2749</text:p>
          </table:table-cell>
          <table:table-cell office:value-type="float" office:value="0.97344488905056381" table:formula="of:=[.D73]/[.E73]" table:style-name="ce1">
            <text:p>0.973444889</text:p>
          </table:table-cell>
          <table:table-cell office:value-type="float" office:value="2.6555110949436189E-2" table:formula="of:= 1 - [.F73]" table:style-name="ce1">
            <text:p>0.026555111</text:p>
          </table:table-cell>
          <table:table-cell table:number-columns-repeated="16377"/>
        </table:table-row>
        <table:table-row table:number-rows-repeated="10485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2</meta:generator>
    <dc:creator>Microsoft Office User</dc:creator>
    <meta:creation-date>2023-03-10T16:03:42Z</meta:creation-date>
    <dc:date>2023-03-17T14:37:13Z</dc:date>
    <meta:editing-cycles>9</meta:editing-cycles>
    <meta:editing-duration>PT37782S</meta:editing-duration>
  </office:meta>
</office:document-meta>
</file>